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5.67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98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Weeks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01" calcext:value-type="date">
            <text:p>2018-04-01</text:p>
          </table:table-cell>
          <table:table-cell table:formula="of:=[.B1]+6" office:value-type="date" office:date-value="2018-04-07" calcext:value-type="date">
            <text:p>2018-04-07</text:p>
          </table:table-cell>
          <table:table-cell table:formula="of:=COM.MICROSOFT.CONCAT(&quot;[ 'week' =&gt; &quot;; [.A1]; &quot;, 'start' =&gt; '&quot;; TEXT([.B1]; &quot;yyyy-mm-dd&quot;); &quot;', 'end' =&gt; '&quot;; TEXT([.C1]; &quot;yyyy-mm-dd&quot;); &quot;' ],&quot;)" office:value-type="string" office:string-value="[ 'week' =&gt; 1, 'start' =&gt; '2018-04-01', 'end' =&gt; '2018-04-07' ]," calcext:value-type="string">
            <text:p>[ 'week' =&gt; 1, 'start' =&gt; '2018-04-01', 'end' =&gt; '2018-04-07' ],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date" office:date-value="2017-04-01" calcext:value-type="date">
            <text:p>2017-04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]+1" office:value-type="date" office:date-value="2018-04-08" calcext:value-type="date">
            <text:p>2018-04-08</text:p>
          </table:table-cell>
          <table:table-cell table:formula="of:=[.B2]+6" office:value-type="date" office:date-value="2018-04-14" calcext:value-type="date">
            <text:p>2018-04-14</text:p>
          </table:table-cell>
          <table:table-cell table:formula="of:=COM.MICROSOFT.CONCAT(&quot;[ 'week' =&gt; &quot;; [.A2]; &quot;, 'start' =&gt; '&quot;; TEXT([.B2]; &quot;yyyy-mm-dd&quot;); &quot;', 'end' =&gt; '&quot;; TEXT([.C2]; &quot;yyyy-mm-dd&quot;); &quot;' ],&quot;)" office:value-type="string" office:string-value="[ 'week' =&gt; 2, 'start' =&gt; '2018-04-08', 'end' =&gt; '2018-04-14' ]," calcext:value-type="string">
            <text:p>[ 'week' =&gt; 2, 'start' =&gt; '2018-04-08', 'end' =&gt; '2018-04-14' ],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I1]+8" office:value-type="date" office:date-value="2017-04-09" calcext:value-type="date">
            <text:p>2017-04-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2]+1" office:value-type="date" office:date-value="2018-04-15" calcext:value-type="date">
            <text:p>2018-04-15</text:p>
          </table:table-cell>
          <table:table-cell table:formula="of:=[.B3]+6" office:value-type="date" office:date-value="2018-04-21" calcext:value-type="date">
            <text:p>2018-04-21</text:p>
          </table:table-cell>
          <table:table-cell table:formula="of:=COM.MICROSOFT.CONCAT(&quot;[ 'week' =&gt; &quot;; [.A3]; &quot;, 'start' =&gt; '&quot;; TEXT([.B3]; &quot;yyyy-mm-dd&quot;); &quot;', 'end' =&gt; '&quot;; TEXT([.C3]; &quot;yyyy-mm-dd&quot;); &quot;' ],&quot;)" office:value-type="string" office:string-value="[ 'week' =&gt; 3, 'start' =&gt; '2018-04-15', 'end' =&gt; '2018-04-21' ]," calcext:value-type="string">
            <text:p>[ 'week' =&gt; 3, 'start' =&gt; '2018-04-15', 'end' =&gt; '2018-04-21' ],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I2]+7" office:value-type="date" office:date-value="2017-04-16" calcext:value-type="date">
            <text:p>2017-04-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3]+1" office:value-type="date" office:date-value="2018-04-22" calcext:value-type="date">
            <text:p>2018-04-22</text:p>
          </table:table-cell>
          <table:table-cell table:formula="of:=[.B4]+6" office:value-type="date" office:date-value="2018-04-28" calcext:value-type="date">
            <text:p>2018-04-28</text:p>
          </table:table-cell>
          <table:table-cell table:formula="of:=COM.MICROSOFT.CONCAT(&quot;[ 'week' =&gt; &quot;; [.A4]; &quot;, 'start' =&gt; '&quot;; TEXT([.B4]; &quot;yyyy-mm-dd&quot;); &quot;', 'end' =&gt; '&quot;; TEXT([.C4]; &quot;yyyy-mm-dd&quot;); &quot;' ],&quot;)" office:value-type="string" office:string-value="[ 'week' =&gt; 4, 'start' =&gt; '2018-04-22', 'end' =&gt; '2018-04-28' ]," calcext:value-type="string">
            <text:p>[ 'week' =&gt; 4, 'start' =&gt; '2018-04-22', 'end' =&gt; '2018-04-28' ],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I3]+7" office:value-type="date" office:date-value="2017-04-23" calcext:value-type="date">
            <text:p>2017-04-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4]+1" office:value-type="date" office:date-value="2018-04-29" calcext:value-type="date">
            <text:p>2018-04-29</text:p>
          </table:table-cell>
          <table:table-cell table:formula="of:=[.B5]+6" office:value-type="date" office:date-value="2018-05-05" calcext:value-type="date">
            <text:p>2018-05-05</text:p>
          </table:table-cell>
          <table:table-cell table:formula="of:=COM.MICROSOFT.CONCAT(&quot;[ 'week' =&gt; &quot;; [.A5]; &quot;, 'start' =&gt; '&quot;; TEXT([.B5]; &quot;yyyy-mm-dd&quot;); &quot;', 'end' =&gt; '&quot;; TEXT([.C5]; &quot;yyyy-mm-dd&quot;); &quot;' ],&quot;)" office:value-type="string" office:string-value="[ 'week' =&gt; 5, 'start' =&gt; '2018-04-29', 'end' =&gt; '2018-05-05' ]," calcext:value-type="string">
            <text:p>[ 'week' =&gt; 5, 'start' =&gt; '2018-04-29', 'end' =&gt; '2018-05-05' ],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I4]+7" office:value-type="date" office:date-value="2017-04-30" calcext:value-type="date">
            <text:p>2017-04-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5]+1" office:value-type="date" office:date-value="2018-05-06" calcext:value-type="date">
            <text:p>2018-05-06</text:p>
          </table:table-cell>
          <table:table-cell table:formula="of:=[.B6]+6" office:value-type="date" office:date-value="2018-05-12" calcext:value-type="date">
            <text:p>2018-05-12</text:p>
          </table:table-cell>
          <table:table-cell table:formula="of:=COM.MICROSOFT.CONCAT(&quot;[ 'week' =&gt; &quot;; [.A6]; &quot;, 'start' =&gt; '&quot;; TEXT([.B6]; &quot;yyyy-mm-dd&quot;); &quot;', 'end' =&gt; '&quot;; TEXT([.C6]; &quot;yyyy-mm-dd&quot;); &quot;' ],&quot;)" office:value-type="string" office:string-value="[ 'week' =&gt; 6, 'start' =&gt; '2018-05-06', 'end' =&gt; '2018-05-12' ]," calcext:value-type="string">
            <text:p>[ 'week' =&gt; 6, 'start' =&gt; '2018-05-06', 'end' =&gt; '2018-05-12' ],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I5]+7" office:value-type="date" office:date-value="2017-05-07" calcext:value-type="date">
            <text:p>2017-05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6]+1" office:value-type="date" office:date-value="2018-05-13" calcext:value-type="date">
            <text:p>2018-05-13</text:p>
          </table:table-cell>
          <table:table-cell table:formula="of:=[.B7]+6" office:value-type="date" office:date-value="2018-05-19" calcext:value-type="date">
            <text:p>2018-05-19</text:p>
          </table:table-cell>
          <table:table-cell table:formula="of:=COM.MICROSOFT.CONCAT(&quot;[ 'week' =&gt; &quot;; [.A7]; &quot;, 'start' =&gt; '&quot;; TEXT([.B7]; &quot;yyyy-mm-dd&quot;); &quot;', 'end' =&gt; '&quot;; TEXT([.C7]; &quot;yyyy-mm-dd&quot;); &quot;' ],&quot;)" office:value-type="string" office:string-value="[ 'week' =&gt; 7, 'start' =&gt; '2018-05-13', 'end' =&gt; '2018-05-19' ]," calcext:value-type="string">
            <text:p>[ 'week' =&gt; 7, 'start' =&gt; '2018-05-13', 'end' =&gt; '2018-05-19' ],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I6]+7" office:value-type="date" office:date-value="2017-05-14" calcext:value-type="date">
            <text:p>2017-05-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7]+1" office:value-type="date" office:date-value="2018-05-20" calcext:value-type="date">
            <text:p>2018-05-20</text:p>
          </table:table-cell>
          <table:table-cell table:formula="of:=[.B8]+6" office:value-type="date" office:date-value="2018-05-26" calcext:value-type="date">
            <text:p>2018-05-26</text:p>
          </table:table-cell>
          <table:table-cell table:formula="of:=COM.MICROSOFT.CONCAT(&quot;[ 'week' =&gt; &quot;; [.A8]; &quot;, 'start' =&gt; '&quot;; TEXT([.B8]; &quot;yyyy-mm-dd&quot;); &quot;', 'end' =&gt; '&quot;; TEXT([.C8]; &quot;yyyy-mm-dd&quot;); &quot;' ],&quot;)" office:value-type="string" office:string-value="[ 'week' =&gt; 8, 'start' =&gt; '2018-05-20', 'end' =&gt; '2018-05-26' ]," calcext:value-type="string">
            <text:p>[ 'week' =&gt; 8, 'start' =&gt; '2018-05-20', 'end' =&gt; '2018-05-26' ],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I7]+7" office:value-type="date" office:date-value="2017-05-21" calcext:value-type="date">
            <text:p>2017-05-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8]+1" office:value-type="date" office:date-value="2018-05-27" calcext:value-type="date">
            <text:p>2018-05-27</text:p>
          </table:table-cell>
          <table:table-cell table:formula="of:=[.B9]+6" office:value-type="date" office:date-value="2018-06-02" calcext:value-type="date">
            <text:p>2018-06-02</text:p>
          </table:table-cell>
          <table:table-cell table:formula="of:=COM.MICROSOFT.CONCAT(&quot;[ 'week' =&gt; &quot;; [.A9]; &quot;, 'start' =&gt; '&quot;; TEXT([.B9]; &quot;yyyy-mm-dd&quot;); &quot;', 'end' =&gt; '&quot;; TEXT([.C9]; &quot;yyyy-mm-dd&quot;); &quot;' ],&quot;)" office:value-type="string" office:string-value="[ 'week' =&gt; 9, 'start' =&gt; '2018-05-27', 'end' =&gt; '2018-06-02' ]," calcext:value-type="string">
            <text:p>[ 'week' =&gt; 9, 'start' =&gt; '2018-05-27', 'end' =&gt; '2018-06-02' ],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I8]+7" office:value-type="date" office:date-value="2017-05-28" calcext:value-type="date">
            <text:p>2017-05-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9]+1" office:value-type="date" office:date-value="2018-06-03" calcext:value-type="date">
            <text:p>2018-06-03</text:p>
          </table:table-cell>
          <table:table-cell table:formula="of:=[.B10]+6" office:value-type="date" office:date-value="2018-06-09" calcext:value-type="date">
            <text:p>2018-06-09</text:p>
          </table:table-cell>
          <table:table-cell table:formula="of:=COM.MICROSOFT.CONCAT(&quot;[ 'week' =&gt; &quot;; [.A10]; &quot;, 'start' =&gt; '&quot;; TEXT([.B10]; &quot;yyyy-mm-dd&quot;); &quot;', 'end' =&gt; '&quot;; TEXT([.C10]; &quot;yyyy-mm-dd&quot;); &quot;' ],&quot;)" office:value-type="string" office:string-value="[ 'week' =&gt; 10, 'start' =&gt; '2018-06-03', 'end' =&gt; '2018-06-09' ]," calcext:value-type="string">
            <text:p>[ 'week' =&gt; 10, 'start' =&gt; '2018-06-03', 'end' =&gt; '2018-06-09' ],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I9]+7" office:value-type="date" office:date-value="2017-06-04" calcext:value-type="date">
            <text:p>2017-06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0]+1" office:value-type="date" office:date-value="2018-06-10" calcext:value-type="date">
            <text:p>2018-06-10</text:p>
          </table:table-cell>
          <table:table-cell table:formula="of:=[.B11]+6" office:value-type="date" office:date-value="2018-06-16" calcext:value-type="date">
            <text:p>2018-06-16</text:p>
          </table:table-cell>
          <table:table-cell table:formula="of:=COM.MICROSOFT.CONCAT(&quot;[ 'week' =&gt; &quot;; [.A11]; &quot;, 'start' =&gt; '&quot;; TEXT([.B11]; &quot;yyyy-mm-dd&quot;); &quot;', 'end' =&gt; '&quot;; TEXT([.C11]; &quot;yyyy-mm-dd&quot;); &quot;' ],&quot;)" office:value-type="string" office:string-value="[ 'week' =&gt; 11, 'start' =&gt; '2018-06-10', 'end' =&gt; '2018-06-16' ]," calcext:value-type="string">
            <text:p>[ 'week' =&gt; 11, 'start' =&gt; '2018-06-10', 'end' =&gt; '2018-06-16' ],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I10]+7" office:value-type="date" office:date-value="2017-06-11" calcext:value-type="date">
            <text:p>2017-06-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1]+1" office:value-type="date" office:date-value="2018-06-17" calcext:value-type="date">
            <text:p>2018-06-17</text:p>
          </table:table-cell>
          <table:table-cell table:formula="of:=[.B12]+6" office:value-type="date" office:date-value="2018-06-23" calcext:value-type="date">
            <text:p>2018-06-23</text:p>
          </table:table-cell>
          <table:table-cell table:formula="of:=COM.MICROSOFT.CONCAT(&quot;[ 'week' =&gt; &quot;; [.A12]; &quot;, 'start' =&gt; '&quot;; TEXT([.B12]; &quot;yyyy-mm-dd&quot;); &quot;', 'end' =&gt; '&quot;; TEXT([.C12]; &quot;yyyy-mm-dd&quot;); &quot;' ],&quot;)" office:value-type="string" office:string-value="[ 'week' =&gt; 12, 'start' =&gt; '2018-06-17', 'end' =&gt; '2018-06-23' ]," calcext:value-type="string">
            <text:p>[ 'week' =&gt; 12, 'start' =&gt; '2018-06-17', 'end' =&gt; '2018-06-23' ],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I11]+7" office:value-type="date" office:date-value="2017-06-18" calcext:value-type="date">
            <text:p>2017-06-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2]+1" office:value-type="date" office:date-value="2018-06-24" calcext:value-type="date">
            <text:p>2018-06-24</text:p>
          </table:table-cell>
          <table:table-cell table:formula="of:=[.B13]+6" office:value-type="date" office:date-value="2018-06-30" calcext:value-type="date">
            <text:p>2018-06-30</text:p>
          </table:table-cell>
          <table:table-cell table:formula="of:=COM.MICROSOFT.CONCAT(&quot;[ 'week' =&gt; &quot;; [.A13]; &quot;, 'start' =&gt; '&quot;; TEXT([.B13]; &quot;yyyy-mm-dd&quot;); &quot;', 'end' =&gt; '&quot;; TEXT([.C13]; &quot;yyyy-mm-dd&quot;); &quot;' ],&quot;)" office:value-type="string" office:string-value="[ 'week' =&gt; 13, 'start' =&gt; '2018-06-24', 'end' =&gt; '2018-06-30' ]," calcext:value-type="string">
            <text:p>[ 'week' =&gt; 13, 'start' =&gt; '2018-06-24', 'end' =&gt; '2018-06-30' ],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I12]+7" office:value-type="date" office:date-value="2017-06-25" calcext:value-type="date">
            <text:p>2017-06-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3]+1" office:value-type="date" office:date-value="2018-07-01" calcext:value-type="date">
            <text:p>2018-07-01</text:p>
          </table:table-cell>
          <table:table-cell table:formula="of:=[.B14]+6" office:value-type="date" office:date-value="2018-07-07" calcext:value-type="date">
            <text:p>2018-07-07</text:p>
          </table:table-cell>
          <table:table-cell table:formula="of:=COM.MICROSOFT.CONCAT(&quot;[ 'week' =&gt; &quot;; [.A14]; &quot;, 'start' =&gt; '&quot;; TEXT([.B14]; &quot;yyyy-mm-dd&quot;); &quot;', 'end' =&gt; '&quot;; TEXT([.C14]; &quot;yyyy-mm-dd&quot;); &quot;' ],&quot;)" office:value-type="string" office:string-value="[ 'week' =&gt; 14, 'start' =&gt; '2018-07-01', 'end' =&gt; '2018-07-07' ]," calcext:value-type="string">
            <text:p>[ 'week' =&gt; 14, 'start' =&gt; '2018-07-01', 'end' =&gt; '2018-07-07' ],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I13]+7" office:value-type="date" office:date-value="2017-07-02" calcext:value-type="date">
            <text:p>2017-07-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4]+1" office:value-type="date" office:date-value="2018-07-08" calcext:value-type="date">
            <text:p>2018-07-08</text:p>
          </table:table-cell>
          <table:table-cell table:formula="of:=[.B15]+6" office:value-type="date" office:date-value="2018-07-14" calcext:value-type="date">
            <text:p>2018-07-14</text:p>
          </table:table-cell>
          <table:table-cell table:formula="of:=COM.MICROSOFT.CONCAT(&quot;[ 'week' =&gt; &quot;; [.A15]; &quot;, 'start' =&gt; '&quot;; TEXT([.B15]; &quot;yyyy-mm-dd&quot;); &quot;', 'end' =&gt; '&quot;; TEXT([.C15]; &quot;yyyy-mm-dd&quot;); &quot;' ],&quot;)" office:value-type="string" office:string-value="[ 'week' =&gt; 15, 'start' =&gt; '2018-07-08', 'end' =&gt; '2018-07-14' ]," calcext:value-type="string">
            <text:p>[ 'week' =&gt; 15, 'start' =&gt; '2018-07-08', 'end' =&gt; '2018-07-14' ],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I14]+7" office:value-type="date" office:date-value="2017-07-09" calcext:value-type="date">
            <text:p>2017-07-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5]+1" office:value-type="date" office:date-value="2018-07-15" calcext:value-type="date">
            <text:p>2018-07-15</text:p>
          </table:table-cell>
          <table:table-cell table:formula="of:=[.B16]+6" office:value-type="date" office:date-value="2018-07-21" calcext:value-type="date">
            <text:p>2018-07-21</text:p>
          </table:table-cell>
          <table:table-cell table:formula="of:=COM.MICROSOFT.CONCAT(&quot;[ 'week' =&gt; &quot;; [.A16]; &quot;, 'start' =&gt; '&quot;; TEXT([.B16]; &quot;yyyy-mm-dd&quot;); &quot;', 'end' =&gt; '&quot;; TEXT([.C16]; &quot;yyyy-mm-dd&quot;); &quot;' ],&quot;)" office:value-type="string" office:string-value="[ 'week' =&gt; 16, 'start' =&gt; '2018-07-15', 'end' =&gt; '2018-07-21' ]," calcext:value-type="string">
            <text:p>[ 'week' =&gt; 16, 'start' =&gt; '2018-07-15', 'end' =&gt; '2018-07-21' ],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I15]+7" office:value-type="date" office:date-value="2017-07-16" calcext:value-type="date">
            <text:p>2017-07-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6]+1" office:value-type="date" office:date-value="2018-07-22" calcext:value-type="date">
            <text:p>2018-07-22</text:p>
          </table:table-cell>
          <table:table-cell table:formula="of:=[.B17]+6" office:value-type="date" office:date-value="2018-07-28" calcext:value-type="date">
            <text:p>2018-07-28</text:p>
          </table:table-cell>
          <table:table-cell table:formula="of:=COM.MICROSOFT.CONCAT(&quot;[ 'week' =&gt; &quot;; [.A17]; &quot;, 'start' =&gt; '&quot;; TEXT([.B17]; &quot;yyyy-mm-dd&quot;); &quot;', 'end' =&gt; '&quot;; TEXT([.C17]; &quot;yyyy-mm-dd&quot;); &quot;' ],&quot;)" office:value-type="string" office:string-value="[ 'week' =&gt; 17, 'start' =&gt; '2018-07-22', 'end' =&gt; '2018-07-28' ]," calcext:value-type="string">
            <text:p>[ 'week' =&gt; 17, 'start' =&gt; '2018-07-22', 'end' =&gt; '2018-07-28' ],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I16]+7" office:value-type="date" office:date-value="2017-07-23" calcext:value-type="date">
            <text:p>2017-07-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7]+1" office:value-type="date" office:date-value="2018-07-29" calcext:value-type="date">
            <text:p>2018-07-29</text:p>
          </table:table-cell>
          <table:table-cell table:formula="of:=[.B18]+6" office:value-type="date" office:date-value="2018-08-04" calcext:value-type="date">
            <text:p>2018-08-04</text:p>
          </table:table-cell>
          <table:table-cell table:formula="of:=COM.MICROSOFT.CONCAT(&quot;[ 'week' =&gt; &quot;; [.A18]; &quot;, 'start' =&gt; '&quot;; TEXT([.B18]; &quot;yyyy-mm-dd&quot;); &quot;', 'end' =&gt; '&quot;; TEXT([.C18]; &quot;yyyy-mm-dd&quot;); &quot;' ],&quot;)" office:value-type="string" office:string-value="[ 'week' =&gt; 18, 'start' =&gt; '2018-07-29', 'end' =&gt; '2018-08-04' ]," calcext:value-type="string">
            <text:p>[ 'week' =&gt; 18, 'start' =&gt; '2018-07-29', 'end' =&gt; '2018-08-04' ],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I17]+7" office:value-type="date" office:date-value="2017-07-30" calcext:value-type="date">
            <text:p>2017-07-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18]+1" office:value-type="date" office:date-value="2018-08-05" calcext:value-type="date">
            <text:p>2018-08-05</text:p>
          </table:table-cell>
          <table:table-cell table:formula="of:=[.B19]+6" office:value-type="date" office:date-value="2018-08-11" calcext:value-type="date">
            <text:p>2018-08-11</text:p>
          </table:table-cell>
          <table:table-cell table:formula="of:=COM.MICROSOFT.CONCAT(&quot;[ 'week' =&gt; &quot;; [.A19]; &quot;, 'start' =&gt; '&quot;; TEXT([.B19]; &quot;yyyy-mm-dd&quot;); &quot;', 'end' =&gt; '&quot;; TEXT([.C19]; &quot;yyyy-mm-dd&quot;); &quot;' ],&quot;)" office:value-type="string" office:string-value="[ 'week' =&gt; 19, 'start' =&gt; '2018-08-05', 'end' =&gt; '2018-08-11' ]," calcext:value-type="string">
            <text:p>[ 'week' =&gt; 19, 'start' =&gt; '2018-08-05', 'end' =&gt; '2018-08-11' ],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I18]+7" office:value-type="date" office:date-value="2017-08-06" calcext:value-type="date">
            <text:p>2017-08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19]+1" office:value-type="date" office:date-value="2018-08-12" calcext:value-type="date">
            <text:p>2018-08-12</text:p>
          </table:table-cell>
          <table:table-cell table:formula="of:=[.B20]+6" office:value-type="date" office:date-value="2018-08-18" calcext:value-type="date">
            <text:p>2018-08-18</text:p>
          </table:table-cell>
          <table:table-cell table:formula="of:=COM.MICROSOFT.CONCAT(&quot;[ 'week' =&gt; &quot;; [.A20]; &quot;, 'start' =&gt; '&quot;; TEXT([.B20]; &quot;yyyy-mm-dd&quot;); &quot;', 'end' =&gt; '&quot;; TEXT([.C20]; &quot;yyyy-mm-dd&quot;); &quot;' ],&quot;)" office:value-type="string" office:string-value="[ 'week' =&gt; 20, 'start' =&gt; '2018-08-12', 'end' =&gt; '2018-08-18' ]," calcext:value-type="string">
            <text:p>[ 'week' =&gt; 20, 'start' =&gt; '2018-08-12', 'end' =&gt; '2018-08-18' ],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I19]+7" office:value-type="date" office:date-value="2017-08-13" calcext:value-type="date">
            <text:p>2017-08-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0]+1" office:value-type="date" office:date-value="2018-08-19" calcext:value-type="date">
            <text:p>2018-08-19</text:p>
          </table:table-cell>
          <table:table-cell table:formula="of:=[.B21]+6" office:value-type="date" office:date-value="2018-08-25" calcext:value-type="date">
            <text:p>2018-08-25</text:p>
          </table:table-cell>
          <table:table-cell table:formula="of:=COM.MICROSOFT.CONCAT(&quot;[ 'week' =&gt; &quot;; [.A21]; &quot;, 'start' =&gt; '&quot;; TEXT([.B21]; &quot;yyyy-mm-dd&quot;); &quot;', 'end' =&gt; '&quot;; TEXT([.C21]; &quot;yyyy-mm-dd&quot;); &quot;' ],&quot;)" office:value-type="string" office:string-value="[ 'week' =&gt; 21, 'start' =&gt; '2018-08-19', 'end' =&gt; '2018-08-25' ]," calcext:value-type="string">
            <text:p>[ 'week' =&gt; 21, 'start' =&gt; '2018-08-19', 'end' =&gt; '2018-08-25' ],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I20]+7" office:value-type="date" office:date-value="2017-08-20" calcext:value-type="date">
            <text:p>2017-08-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1]+1" office:value-type="date" office:date-value="2018-08-26" calcext:value-type="date">
            <text:p>2018-08-26</text:p>
          </table:table-cell>
          <table:table-cell table:formula="of:=[.B22]+6" office:value-type="date" office:date-value="2018-09-01" calcext:value-type="date">
            <text:p>2018-09-01</text:p>
          </table:table-cell>
          <table:table-cell table:formula="of:=COM.MICROSOFT.CONCAT(&quot;[ 'week' =&gt; &quot;; [.A22]; &quot;, 'start' =&gt; '&quot;; TEXT([.B22]; &quot;yyyy-mm-dd&quot;); &quot;', 'end' =&gt; '&quot;; TEXT([.C22]; &quot;yyyy-mm-dd&quot;); &quot;' ],&quot;)" office:value-type="string" office:string-value="[ 'week' =&gt; 22, 'start' =&gt; '2018-08-26', 'end' =&gt; '2018-09-01' ]," calcext:value-type="string">
            <text:p>[ 'week' =&gt; 22, 'start' =&gt; '2018-08-26', 'end' =&gt; '2018-09-01' ],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I21]+7" office:value-type="date" office:date-value="2017-08-27" calcext:value-type="date">
            <text:p>2017-08-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2]+1" office:value-type="date" office:date-value="2018-09-02" calcext:value-type="date">
            <text:p>2018-09-02</text:p>
          </table:table-cell>
          <table:table-cell table:formula="of:=[.B23]+6" office:value-type="date" office:date-value="2018-09-08" calcext:value-type="date">
            <text:p>2018-09-08</text:p>
          </table:table-cell>
          <table:table-cell table:formula="of:=COM.MICROSOFT.CONCAT(&quot;[ 'week' =&gt; &quot;; [.A23]; &quot;, 'start' =&gt; '&quot;; TEXT([.B23]; &quot;yyyy-mm-dd&quot;); &quot;', 'end' =&gt; '&quot;; TEXT([.C23]; &quot;yyyy-mm-dd&quot;); &quot;' ],&quot;)" office:value-type="string" office:string-value="[ 'week' =&gt; 23, 'start' =&gt; '2018-09-02', 'end' =&gt; '2018-09-08' ]," calcext:value-type="string">
            <text:p>[ 'week' =&gt; 23, 'start' =&gt; '2018-09-02', 'end' =&gt; '2018-09-08' ],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I22]+7" office:value-type="date" office:date-value="2017-09-03" calcext:value-type="date">
            <text:p>2017-09-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3]+1" office:value-type="date" office:date-value="2018-09-09" calcext:value-type="date">
            <text:p>2018-09-09</text:p>
          </table:table-cell>
          <table:table-cell table:formula="of:=[.B24]+6" office:value-type="date" office:date-value="2018-09-15" calcext:value-type="date">
            <text:p>2018-09-15</text:p>
          </table:table-cell>
          <table:table-cell table:formula="of:=COM.MICROSOFT.CONCAT(&quot;[ 'week' =&gt; &quot;; [.A24]; &quot;, 'start' =&gt; '&quot;; TEXT([.B24]; &quot;yyyy-mm-dd&quot;); &quot;', 'end' =&gt; '&quot;; TEXT([.C24]; &quot;yyyy-mm-dd&quot;); &quot;' ],&quot;)" office:value-type="string" office:string-value="[ 'week' =&gt; 24, 'start' =&gt; '2018-09-09', 'end' =&gt; '2018-09-15' ]," calcext:value-type="string">
            <text:p>[ 'week' =&gt; 24, 'start' =&gt; '2018-09-09', 'end' =&gt; '2018-09-15' ],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I23]+7" office:value-type="date" office:date-value="2017-09-10" calcext:value-type="date">
            <text:p>2017-09-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4]+1" office:value-type="date" office:date-value="2018-09-16" calcext:value-type="date">
            <text:p>2018-09-16</text:p>
          </table:table-cell>
          <table:table-cell table:formula="of:=[.B25]+6" office:value-type="date" office:date-value="2018-09-22" calcext:value-type="date">
            <text:p>2018-09-22</text:p>
          </table:table-cell>
          <table:table-cell table:formula="of:=COM.MICROSOFT.CONCAT(&quot;[ 'week' =&gt; &quot;; [.A25]; &quot;, 'start' =&gt; '&quot;; TEXT([.B25]; &quot;yyyy-mm-dd&quot;); &quot;', 'end' =&gt; '&quot;; TEXT([.C25]; &quot;yyyy-mm-dd&quot;); &quot;' ],&quot;)" office:value-type="string" office:string-value="[ 'week' =&gt; 25, 'start' =&gt; '2018-09-16', 'end' =&gt; '2018-09-22' ]," calcext:value-type="string">
            <text:p>[ 'week' =&gt; 25, 'start' =&gt; '2018-09-16', 'end' =&gt; '2018-09-22' ],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I24]+7" office:value-type="date" office:date-value="2017-09-17" calcext:value-type="date">
            <text:p>2017-09-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5]+1" office:value-type="date" office:date-value="2018-09-23" calcext:value-type="date">
            <text:p>2018-09-23</text:p>
          </table:table-cell>
          <table:table-cell table:formula="of:=[.B26]+6" office:value-type="date" office:date-value="2018-09-29" calcext:value-type="date">
            <text:p>2018-09-29</text:p>
          </table:table-cell>
          <table:table-cell table:formula="of:=COM.MICROSOFT.CONCAT(&quot;[ 'week' =&gt; &quot;; [.A26]; &quot;, 'start' =&gt; '&quot;; TEXT([.B26]; &quot;yyyy-mm-dd&quot;); &quot;', 'end' =&gt; '&quot;; TEXT([.C26]; &quot;yyyy-mm-dd&quot;); &quot;' ],&quot;)" office:value-type="string" office:string-value="[ 'week' =&gt; 26, 'start' =&gt; '2018-09-23', 'end' =&gt; '2018-09-29' ]," calcext:value-type="string">
            <text:p>[ 'week' =&gt; 26, 'start' =&gt; '2018-09-23', 'end' =&gt; '2018-09-29' ],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[.I25]+7" office:value-type="date" office:date-value="2017-09-24" calcext:value-type="date">
            <text:p>2017-09-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26]+1" office:value-type="date" office:date-value="2018-09-30" calcext:value-type="date">
            <text:p>2018-09-30</text:p>
          </table:table-cell>
          <table:table-cell table:formula="of:=[.B27]+6" office:value-type="date" office:date-value="2018-10-06" calcext:value-type="date">
            <text:p>2018-10-06</text:p>
          </table:table-cell>
          <table:table-cell table:formula="of:=COM.MICROSOFT.CONCAT(&quot;[ 'week' =&gt; &quot;; [.A27]; &quot;, 'start' =&gt; '&quot;; TEXT([.B27]; &quot;yyyy-mm-dd&quot;); &quot;', 'end' =&gt; '&quot;; TEXT([.C27]; &quot;yyyy-mm-dd&quot;); &quot;' ],&quot;)" office:value-type="string" office:string-value="[ 'week' =&gt; 27, 'start' =&gt; '2018-09-30', 'end' =&gt; '2018-10-06' ]," calcext:value-type="string">
            <text:p>[ 'week' =&gt; 27, 'start' =&gt; '2018-09-30', 'end' =&gt; '2018-10-06' ],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[.I26]+7" office:value-type="date" office:date-value="2017-10-01" calcext:value-type="date">
            <text:p>2017-10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27]+1" office:value-type="date" office:date-value="2018-10-07" calcext:value-type="date">
            <text:p>2018-10-07</text:p>
          </table:table-cell>
          <table:table-cell table:formula="of:=[.B28]+6" office:value-type="date" office:date-value="2018-10-13" calcext:value-type="date">
            <text:p>2018-10-13</text:p>
          </table:table-cell>
          <table:table-cell table:formula="of:=COM.MICROSOFT.CONCAT(&quot;[ 'week' =&gt; &quot;; [.A28]; &quot;, 'start' =&gt; '&quot;; TEXT([.B28]; &quot;yyyy-mm-dd&quot;); &quot;', 'end' =&gt; '&quot;; TEXT([.C28]; &quot;yyyy-mm-dd&quot;); &quot;' ],&quot;)" office:value-type="string" office:string-value="[ 'week' =&gt; 28, 'start' =&gt; '2018-10-07', 'end' =&gt; '2018-10-13' ]," calcext:value-type="string">
            <text:p>[ 'week' =&gt; 28, 'start' =&gt; '2018-10-07', 'end' =&gt; '2018-10-13' ],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I27]+7" office:value-type="date" office:date-value="2017-10-08" calcext:value-type="date">
            <text:p>2017-10-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28]+1" office:value-type="date" office:date-value="2018-10-14" calcext:value-type="date">
            <text:p>2018-10-14</text:p>
          </table:table-cell>
          <table:table-cell table:formula="of:=[.B29]+6" office:value-type="date" office:date-value="2018-10-20" calcext:value-type="date">
            <text:p>2018-10-20</text:p>
          </table:table-cell>
          <table:table-cell table:formula="of:=COM.MICROSOFT.CONCAT(&quot;[ 'week' =&gt; &quot;; [.A29]; &quot;, 'start' =&gt; '&quot;; TEXT([.B29]; &quot;yyyy-mm-dd&quot;); &quot;', 'end' =&gt; '&quot;; TEXT([.C29]; &quot;yyyy-mm-dd&quot;); &quot;' ],&quot;)" office:value-type="string" office:string-value="[ 'week' =&gt; 29, 'start' =&gt; '2018-10-14', 'end' =&gt; '2018-10-20' ]," calcext:value-type="string">
            <text:p>[ 'week' =&gt; 29, 'start' =&gt; '2018-10-14', 'end' =&gt; '2018-10-20' ],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I28]+7" office:value-type="date" office:date-value="2017-10-15" calcext:value-type="date">
            <text:p>2017-10-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29]+1" office:value-type="date" office:date-value="2018-10-21" calcext:value-type="date">
            <text:p>2018-10-21</text:p>
          </table:table-cell>
          <table:table-cell table:formula="of:=[.B30]+6" office:value-type="date" office:date-value="2018-10-27" calcext:value-type="date">
            <text:p>2018-10-27</text:p>
          </table:table-cell>
          <table:table-cell table:formula="of:=COM.MICROSOFT.CONCAT(&quot;[ 'week' =&gt; &quot;; [.A30]; &quot;, 'start' =&gt; '&quot;; TEXT([.B30]; &quot;yyyy-mm-dd&quot;); &quot;', 'end' =&gt; '&quot;; TEXT([.C30]; &quot;yyyy-mm-dd&quot;); &quot;' ],&quot;)" office:value-type="string" office:string-value="[ 'week' =&gt; 30, 'start' =&gt; '2018-10-21', 'end' =&gt; '2018-10-27' ]," calcext:value-type="string">
            <text:p>[ 'week' =&gt; 30, 'start' =&gt; '2018-10-21', 'end' =&gt; '2018-10-27' ],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I29]+7" office:value-type="date" office:date-value="2017-10-22" calcext:value-type="date">
            <text:p>2017-10-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0]+1" office:value-type="date" office:date-value="2018-10-28" calcext:value-type="date">
            <text:p>2018-10-28</text:p>
          </table:table-cell>
          <table:table-cell table:formula="of:=[.B31]+6" office:value-type="date" office:date-value="2018-11-03" calcext:value-type="date">
            <text:p>2018-11-03</text:p>
          </table:table-cell>
          <table:table-cell table:formula="of:=COM.MICROSOFT.CONCAT(&quot;[ 'week' =&gt; &quot;; [.A31]; &quot;, 'start' =&gt; '&quot;; TEXT([.B31]; &quot;yyyy-mm-dd&quot;); &quot;', 'end' =&gt; '&quot;; TEXT([.C31]; &quot;yyyy-mm-dd&quot;); &quot;' ],&quot;)" office:value-type="string" office:string-value="[ 'week' =&gt; 31, 'start' =&gt; '2018-10-28', 'end' =&gt; '2018-11-03' ]," calcext:value-type="string">
            <text:p>[ 'week' =&gt; 31, 'start' =&gt; '2018-10-28', 'end' =&gt; '2018-11-03' ],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I30]+7" office:value-type="date" office:date-value="2017-10-29" calcext:value-type="date">
            <text:p>2017-10-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1]+1" office:value-type="date" office:date-value="2018-11-04" calcext:value-type="date">
            <text:p>2018-11-04</text:p>
          </table:table-cell>
          <table:table-cell table:formula="of:=[.B32]+6" office:value-type="date" office:date-value="2018-11-10" calcext:value-type="date">
            <text:p>2018-11-10</text:p>
          </table:table-cell>
          <table:table-cell table:formula="of:=COM.MICROSOFT.CONCAT(&quot;[ 'week' =&gt; &quot;; [.A32]; &quot;, 'start' =&gt; '&quot;; TEXT([.B32]; &quot;yyyy-mm-dd&quot;); &quot;', 'end' =&gt; '&quot;; TEXT([.C32]; &quot;yyyy-mm-dd&quot;); &quot;' ],&quot;)" office:value-type="string" office:string-value="[ 'week' =&gt; 32, 'start' =&gt; '2018-11-04', 'end' =&gt; '2018-11-10' ]," calcext:value-type="string">
            <text:p>[ 'week' =&gt; 32, 'start' =&gt; '2018-11-04', 'end' =&gt; '2018-11-10' ],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I31]+7" office:value-type="date" office:date-value="2017-11-05" calcext:value-type="date">
            <text:p>2017-11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32]+1" office:value-type="date" office:date-value="2018-11-11" calcext:value-type="date">
            <text:p>2018-11-11</text:p>
          </table:table-cell>
          <table:table-cell table:formula="of:=[.B33]+6" office:value-type="date" office:date-value="2018-11-17" calcext:value-type="date">
            <text:p>2018-11-17</text:p>
          </table:table-cell>
          <table:table-cell table:formula="of:=COM.MICROSOFT.CONCAT(&quot;[ 'week' =&gt; &quot;; [.A33]; &quot;, 'start' =&gt; '&quot;; TEXT([.B33]; &quot;yyyy-mm-dd&quot;); &quot;', 'end' =&gt; '&quot;; TEXT([.C33]; &quot;yyyy-mm-dd&quot;); &quot;' ],&quot;)" office:value-type="string" office:string-value="[ 'week' =&gt; 33, 'start' =&gt; '2018-11-11', 'end' =&gt; '2018-11-17' ]," calcext:value-type="string">
            <text:p>[ 'week' =&gt; 33, 'start' =&gt; '2018-11-11', 'end' =&gt; '2018-11-17' ],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I32]+7" office:value-type="date" office:date-value="2017-11-12" calcext:value-type="date">
            <text:p>2017-11-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3]+1" office:value-type="date" office:date-value="2018-11-18" calcext:value-type="date">
            <text:p>2018-11-18</text:p>
          </table:table-cell>
          <table:table-cell table:formula="of:=[.B34]+6" office:value-type="date" office:date-value="2018-11-24" calcext:value-type="date">
            <text:p>2018-11-24</text:p>
          </table:table-cell>
          <table:table-cell table:formula="of:=COM.MICROSOFT.CONCAT(&quot;[ 'week' =&gt; &quot;; [.A34]; &quot;, 'start' =&gt; '&quot;; TEXT([.B34]; &quot;yyyy-mm-dd&quot;); &quot;', 'end' =&gt; '&quot;; TEXT([.C34]; &quot;yyyy-mm-dd&quot;); &quot;' ],&quot;)" office:value-type="string" office:string-value="[ 'week' =&gt; 34, 'start' =&gt; '2018-11-18', 'end' =&gt; '2018-11-24' ]," calcext:value-type="string">
            <text:p>[ 'week' =&gt; 34, 'start' =&gt; '2018-11-18', 'end' =&gt; '2018-11-24' ],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I33]+7" office:value-type="date" office:date-value="2017-11-19" calcext:value-type="date">
            <text:p>2017-11-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34]+1" office:value-type="date" office:date-value="2018-11-25" calcext:value-type="date">
            <text:p>2018-11-25</text:p>
          </table:table-cell>
          <table:table-cell table:formula="of:=[.B35]+6" office:value-type="date" office:date-value="2018-12-01" calcext:value-type="date">
            <text:p>2018-12-01</text:p>
          </table:table-cell>
          <table:table-cell table:formula="of:=COM.MICROSOFT.CONCAT(&quot;[ 'week' =&gt; &quot;; [.A35]; &quot;, 'start' =&gt; '&quot;; TEXT([.B35]; &quot;yyyy-mm-dd&quot;); &quot;', 'end' =&gt; '&quot;; TEXT([.C35]; &quot;yyyy-mm-dd&quot;); &quot;' ],&quot;)" office:value-type="string" office:string-value="[ 'week' =&gt; 35, 'start' =&gt; '2018-11-25', 'end' =&gt; '2018-12-01' ]," calcext:value-type="string">
            <text:p>[ 'week' =&gt; 35, 'start' =&gt; '2018-11-25', 'end' =&gt; '2018-12-01' ],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I34]+7" office:value-type="date" office:date-value="2017-11-26" calcext:value-type="date">
            <text:p>2017-11-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35]+1" office:value-type="date" office:date-value="2018-12-02" calcext:value-type="date">
            <text:p>2018-12-02</text:p>
          </table:table-cell>
          <table:table-cell table:formula="of:=[.B36]+6" office:value-type="date" office:date-value="2018-12-08" calcext:value-type="date">
            <text:p>2018-12-08</text:p>
          </table:table-cell>
          <table:table-cell table:formula="of:=COM.MICROSOFT.CONCAT(&quot;[ 'week' =&gt; &quot;; [.A36]; &quot;, 'start' =&gt; '&quot;; TEXT([.B36]; &quot;yyyy-mm-dd&quot;); &quot;', 'end' =&gt; '&quot;; TEXT([.C36]; &quot;yyyy-mm-dd&quot;); &quot;' ],&quot;)" office:value-type="string" office:string-value="[ 'week' =&gt; 36, 'start' =&gt; '2018-12-02', 'end' =&gt; '2018-12-08' ]," calcext:value-type="string">
            <text:p>[ 'week' =&gt; 36, 'start' =&gt; '2018-12-02', 'end' =&gt; '2018-12-08' ],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I35]+7" office:value-type="date" office:date-value="2017-12-03" calcext:value-type="date">
            <text:p>2017-12-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36]+1" office:value-type="date" office:date-value="2018-12-09" calcext:value-type="date">
            <text:p>2018-12-09</text:p>
          </table:table-cell>
          <table:table-cell table:formula="of:=[.B37]+6" office:value-type="date" office:date-value="2018-12-15" calcext:value-type="date">
            <text:p>2018-12-15</text:p>
          </table:table-cell>
          <table:table-cell table:formula="of:=COM.MICROSOFT.CONCAT(&quot;[ 'week' =&gt; &quot;; [.A37]; &quot;, 'start' =&gt; '&quot;; TEXT([.B37]; &quot;yyyy-mm-dd&quot;); &quot;', 'end' =&gt; '&quot;; TEXT([.C37]; &quot;yyyy-mm-dd&quot;); &quot;' ],&quot;)" office:value-type="string" office:string-value="[ 'week' =&gt; 37, 'start' =&gt; '2018-12-09', 'end' =&gt; '2018-12-15' ]," calcext:value-type="string">
            <text:p>[ 'week' =&gt; 37, 'start' =&gt; '2018-12-09', 'end' =&gt; '2018-12-15' ],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I36]+7" office:value-type="date" office:date-value="2017-12-10" calcext:value-type="date">
            <text:p>2017-12-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37]+1" office:value-type="date" office:date-value="2018-12-16" calcext:value-type="date">
            <text:p>2018-12-16</text:p>
          </table:table-cell>
          <table:table-cell table:formula="of:=[.B38]+6" office:value-type="date" office:date-value="2018-12-22" calcext:value-type="date">
            <text:p>2018-12-22</text:p>
          </table:table-cell>
          <table:table-cell table:formula="of:=COM.MICROSOFT.CONCAT(&quot;[ 'week' =&gt; &quot;; [.A38]; &quot;, 'start' =&gt; '&quot;; TEXT([.B38]; &quot;yyyy-mm-dd&quot;); &quot;', 'end' =&gt; '&quot;; TEXT([.C38]; &quot;yyyy-mm-dd&quot;); &quot;' ],&quot;)" office:value-type="string" office:string-value="[ 'week' =&gt; 38, 'start' =&gt; '2018-12-16', 'end' =&gt; '2018-12-22' ]," calcext:value-type="string">
            <text:p>[ 'week' =&gt; 38, 'start' =&gt; '2018-12-16', 'end' =&gt; '2018-12-22' ],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I37]+7" office:value-type="date" office:date-value="2017-12-17" calcext:value-type="date">
            <text:p>2017-12-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38]+1" office:value-type="date" office:date-value="2018-12-23" calcext:value-type="date">
            <text:p>2018-12-23</text:p>
          </table:table-cell>
          <table:table-cell table:formula="of:=[.B39]+6" office:value-type="date" office:date-value="2018-12-29" calcext:value-type="date">
            <text:p>2018-12-29</text:p>
          </table:table-cell>
          <table:table-cell table:formula="of:=COM.MICROSOFT.CONCAT(&quot;[ 'week' =&gt; &quot;; [.A39]; &quot;, 'start' =&gt; '&quot;; TEXT([.B39]; &quot;yyyy-mm-dd&quot;); &quot;', 'end' =&gt; '&quot;; TEXT([.C39]; &quot;yyyy-mm-dd&quot;); &quot;' ],&quot;)" office:value-type="string" office:string-value="[ 'week' =&gt; 39, 'start' =&gt; '2018-12-23', 'end' =&gt; '2018-12-29' ]," calcext:value-type="string">
            <text:p>[ 'week' =&gt; 39, 'start' =&gt; '2018-12-23', 'end' =&gt; '2018-12-29' ],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I38]+7" office:value-type="date" office:date-value="2017-12-24" calcext:value-type="date">
            <text:p>2017-12-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39]+1" office:value-type="date" office:date-value="2018-12-30" calcext:value-type="date">
            <text:p>2018-12-30</text:p>
          </table:table-cell>
          <table:table-cell table:formula="of:=[.B40]+6" office:value-type="date" office:date-value="2019-01-05" calcext:value-type="date">
            <text:p>2019-01-05</text:p>
          </table:table-cell>
          <table:table-cell table:formula="of:=COM.MICROSOFT.CONCAT(&quot;[ 'week' =&gt; &quot;; [.A40]; &quot;, 'start' =&gt; '&quot;; TEXT([.B40]; &quot;yyyy-mm-dd&quot;); &quot;', 'end' =&gt; '&quot;; TEXT([.C40]; &quot;yyyy-mm-dd&quot;); &quot;' ],&quot;)" office:value-type="string" office:string-value="[ 'week' =&gt; 40, 'start' =&gt; '2018-12-30', 'end' =&gt; '2019-01-05' ]," calcext:value-type="string">
            <text:p>[ 'week' =&gt; 40, 'start' =&gt; '2018-12-30', 'end' =&gt; '2019-01-05' ],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I39]+7" office:value-type="date" office:date-value="2017-12-31" calcext:value-type="date">
            <text:p>2017-12-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40]+1" office:value-type="date" office:date-value="2019-01-06" calcext:value-type="date">
            <text:p>2019-01-06</text:p>
          </table:table-cell>
          <table:table-cell table:formula="of:=[.B41]+6" office:value-type="date" office:date-value="2019-01-12" calcext:value-type="date">
            <text:p>2019-01-12</text:p>
          </table:table-cell>
          <table:table-cell table:formula="of:=COM.MICROSOFT.CONCAT(&quot;[ 'week' =&gt; &quot;; [.A41]; &quot;, 'start' =&gt; '&quot;; TEXT([.B41]; &quot;yyyy-mm-dd&quot;); &quot;', 'end' =&gt; '&quot;; TEXT([.C41]; &quot;yyyy-mm-dd&quot;); &quot;' ],&quot;)" office:value-type="string" office:string-value="[ 'week' =&gt; 41, 'start' =&gt; '2019-01-06', 'end' =&gt; '2019-01-12' ]," calcext:value-type="string">
            <text:p>[ 'week' =&gt; 41, 'start' =&gt; '2019-01-06', 'end' =&gt; '2019-01-12' ],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I40]+7" office:value-type="date" office:date-value="2018-01-07" calcext:value-type="date">
            <text:p>2018-01-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41]+1" office:value-type="date" office:date-value="2019-01-13" calcext:value-type="date">
            <text:p>2019-01-13</text:p>
          </table:table-cell>
          <table:table-cell table:formula="of:=[.B42]+6" office:value-type="date" office:date-value="2019-01-19" calcext:value-type="date">
            <text:p>2019-01-19</text:p>
          </table:table-cell>
          <table:table-cell table:formula="of:=COM.MICROSOFT.CONCAT(&quot;[ 'week' =&gt; &quot;; [.A42]; &quot;, 'start' =&gt; '&quot;; TEXT([.B42]; &quot;yyyy-mm-dd&quot;); &quot;', 'end' =&gt; '&quot;; TEXT([.C42]; &quot;yyyy-mm-dd&quot;); &quot;' ],&quot;)" office:value-type="string" office:string-value="[ 'week' =&gt; 42, 'start' =&gt; '2019-01-13', 'end' =&gt; '2019-01-19' ]," calcext:value-type="string">
            <text:p>[ 'week' =&gt; 42, 'start' =&gt; '2019-01-13', 'end' =&gt; '2019-01-19' ],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[.I41]+7" office:value-type="date" office:date-value="2018-01-14" calcext:value-type="date">
            <text:p>2018-01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42]+1" office:value-type="date" office:date-value="2019-01-20" calcext:value-type="date">
            <text:p>2019-01-20</text:p>
          </table:table-cell>
          <table:table-cell table:formula="of:=[.B43]+6" office:value-type="date" office:date-value="2019-01-26" calcext:value-type="date">
            <text:p>2019-01-26</text:p>
          </table:table-cell>
          <table:table-cell table:formula="of:=COM.MICROSOFT.CONCAT(&quot;[ 'week' =&gt; &quot;; [.A43]; &quot;, 'start' =&gt; '&quot;; TEXT([.B43]; &quot;yyyy-mm-dd&quot;); &quot;', 'end' =&gt; '&quot;; TEXT([.C43]; &quot;yyyy-mm-dd&quot;); &quot;' ],&quot;)" office:value-type="string" office:string-value="[ 'week' =&gt; 43, 'start' =&gt; '2019-01-20', 'end' =&gt; '2019-01-26' ]," calcext:value-type="string">
            <text:p>[ 'week' =&gt; 43, 'start' =&gt; '2019-01-20', 'end' =&gt; '2019-01-26' ],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I42]+7" office:value-type="date" office:date-value="2018-01-21" calcext:value-type="date">
            <text:p>2018-01-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43]+1" office:value-type="date" office:date-value="2019-01-27" calcext:value-type="date">
            <text:p>2019-01-27</text:p>
          </table:table-cell>
          <table:table-cell table:formula="of:=[.B44]+6" office:value-type="date" office:date-value="2019-02-02" calcext:value-type="date">
            <text:p>2019-02-02</text:p>
          </table:table-cell>
          <table:table-cell table:formula="of:=COM.MICROSOFT.CONCAT(&quot;[ 'week' =&gt; &quot;; [.A44]; &quot;, 'start' =&gt; '&quot;; TEXT([.B44]; &quot;yyyy-mm-dd&quot;); &quot;', 'end' =&gt; '&quot;; TEXT([.C44]; &quot;yyyy-mm-dd&quot;); &quot;' ],&quot;)" office:value-type="string" office:string-value="[ 'week' =&gt; 44, 'start' =&gt; '2019-01-27', 'end' =&gt; '2019-02-02' ]," calcext:value-type="string">
            <text:p>[ 'week' =&gt; 44, 'start' =&gt; '2019-01-27', 'end' =&gt; '2019-02-02' ],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I43]+7" office:value-type="date" office:date-value="2018-01-28" calcext:value-type="date">
            <text:p>2018-01-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44]+1" office:value-type="date" office:date-value="2019-02-03" calcext:value-type="date">
            <text:p>2019-02-03</text:p>
          </table:table-cell>
          <table:table-cell table:formula="of:=[.B45]+6" office:value-type="date" office:date-value="2019-02-09" calcext:value-type="date">
            <text:p>2019-02-09</text:p>
          </table:table-cell>
          <table:table-cell table:formula="of:=COM.MICROSOFT.CONCAT(&quot;[ 'week' =&gt; &quot;; [.A45]; &quot;, 'start' =&gt; '&quot;; TEXT([.B45]; &quot;yyyy-mm-dd&quot;); &quot;', 'end' =&gt; '&quot;; TEXT([.C45]; &quot;yyyy-mm-dd&quot;); &quot;' ],&quot;)" office:value-type="string" office:string-value="[ 'week' =&gt; 45, 'start' =&gt; '2019-02-03', 'end' =&gt; '2019-02-09' ]," calcext:value-type="string">
            <text:p>[ 'week' =&gt; 45, 'start' =&gt; '2019-02-03', 'end' =&gt; '2019-02-09' ],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I44]+7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45]+1" office:value-type="date" office:date-value="2019-02-10" calcext:value-type="date">
            <text:p>2019-02-10</text:p>
          </table:table-cell>
          <table:table-cell table:formula="of:=[.B46]+6" office:value-type="date" office:date-value="2019-02-16" calcext:value-type="date">
            <text:p>2019-02-16</text:p>
          </table:table-cell>
          <table:table-cell table:formula="of:=COM.MICROSOFT.CONCAT(&quot;[ 'week' =&gt; &quot;; [.A46]; &quot;, 'start' =&gt; '&quot;; TEXT([.B46]; &quot;yyyy-mm-dd&quot;); &quot;', 'end' =&gt; '&quot;; TEXT([.C46]; &quot;yyyy-mm-dd&quot;); &quot;' ],&quot;)" office:value-type="string" office:string-value="[ 'week' =&gt; 46, 'start' =&gt; '2019-02-10', 'end' =&gt; '2019-02-16' ]," calcext:value-type="string">
            <text:p>[ 'week' =&gt; 46, 'start' =&gt; '2019-02-10', 'end' =&gt; '2019-02-16' ],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[.I45]+7" office:value-type="date" office:date-value="2018-02-11" calcext:value-type="date">
            <text:p>2018-02-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46]+1" office:value-type="date" office:date-value="2019-02-17" calcext:value-type="date">
            <text:p>2019-02-17</text:p>
          </table:table-cell>
          <table:table-cell table:formula="of:=[.B47]+6" office:value-type="date" office:date-value="2019-02-23" calcext:value-type="date">
            <text:p>2019-02-23</text:p>
          </table:table-cell>
          <table:table-cell table:formula="of:=COM.MICROSOFT.CONCAT(&quot;[ 'week' =&gt; &quot;; [.A47]; &quot;, 'start' =&gt; '&quot;; TEXT([.B47]; &quot;yyyy-mm-dd&quot;); &quot;', 'end' =&gt; '&quot;; TEXT([.C47]; &quot;yyyy-mm-dd&quot;); &quot;' ],&quot;)" office:value-type="string" office:string-value="[ 'week' =&gt; 47, 'start' =&gt; '2019-02-17', 'end' =&gt; '2019-02-23' ]," calcext:value-type="string">
            <text:p>[ 'week' =&gt; 47, 'start' =&gt; '2019-02-17', 'end' =&gt; '2019-02-23' ],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[.I46]+7" office:value-type="date" office:date-value="2018-02-18" calcext:value-type="date">
            <text:p>2018-02-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47]+1" office:value-type="date" office:date-value="2019-02-24" calcext:value-type="date">
            <text:p>2019-02-24</text:p>
          </table:table-cell>
          <table:table-cell table:formula="of:=[.B48]+6" office:value-type="date" office:date-value="2019-03-02" calcext:value-type="date">
            <text:p>2019-03-02</text:p>
          </table:table-cell>
          <table:table-cell table:formula="of:=COM.MICROSOFT.CONCAT(&quot;[ 'week' =&gt; &quot;; [.A48]; &quot;, 'start' =&gt; '&quot;; TEXT([.B48]; &quot;yyyy-mm-dd&quot;); &quot;', 'end' =&gt; '&quot;; TEXT([.C48]; &quot;yyyy-mm-dd&quot;); &quot;' ],&quot;)" office:value-type="string" office:string-value="[ 'week' =&gt; 48, 'start' =&gt; '2019-02-24', 'end' =&gt; '2019-03-02' ]," calcext:value-type="string">
            <text:p>[ 'week' =&gt; 48, 'start' =&gt; '2019-02-24', 'end' =&gt; '2019-03-02' ],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[.I47]+7" office:value-type="date" office:date-value="2018-02-25" calcext:value-type="date">
            <text:p>2018-02-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48]+1" office:value-type="date" office:date-value="2019-03-03" calcext:value-type="date">
            <text:p>2019-03-03</text:p>
          </table:table-cell>
          <table:table-cell table:formula="of:=[.B49]+6" office:value-type="date" office:date-value="2019-03-09" calcext:value-type="date">
            <text:p>2019-03-09</text:p>
          </table:table-cell>
          <table:table-cell table:formula="of:=COM.MICROSOFT.CONCAT(&quot;[ 'week' =&gt; &quot;; [.A49]; &quot;, 'start' =&gt; '&quot;; TEXT([.B49]; &quot;yyyy-mm-dd&quot;); &quot;', 'end' =&gt; '&quot;; TEXT([.C49]; &quot;yyyy-mm-dd&quot;); &quot;' ],&quot;)" office:value-type="string" office:string-value="[ 'week' =&gt; 49, 'start' =&gt; '2019-03-03', 'end' =&gt; '2019-03-09' ]," calcext:value-type="string">
            <text:p>[ 'week' =&gt; 49, 'start' =&gt; '2019-03-03', 'end' =&gt; '2019-03-09' ],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[.I48]+7" office:value-type="date" office:date-value="2018-03-04" calcext:value-type="date">
            <text:p>2018-03-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49]+1" office:value-type="date" office:date-value="2019-03-10" calcext:value-type="date">
            <text:p>2019-03-10</text:p>
          </table:table-cell>
          <table:table-cell table:formula="of:=[.B50]+6" office:value-type="date" office:date-value="2019-03-16" calcext:value-type="date">
            <text:p>2019-03-16</text:p>
          </table:table-cell>
          <table:table-cell table:formula="of:=COM.MICROSOFT.CONCAT(&quot;[ 'week' =&gt; &quot;; [.A50]; &quot;, 'start' =&gt; '&quot;; TEXT([.B50]; &quot;yyyy-mm-dd&quot;); &quot;', 'end' =&gt; '&quot;; TEXT([.C50]; &quot;yyyy-mm-dd&quot;); &quot;' ],&quot;)" office:value-type="string" office:string-value="[ 'week' =&gt; 50, 'start' =&gt; '2019-03-10', 'end' =&gt; '2019-03-16' ]," calcext:value-type="string">
            <text:p>[ 'week' =&gt; 50, 'start' =&gt; '2019-03-10', 'end' =&gt; '2019-03-16' ],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I49]+7" office:value-type="date" office:date-value="2018-03-11" calcext:value-type="date">
            <text:p>2018-03-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50]+1" office:value-type="date" office:date-value="2019-03-17" calcext:value-type="date">
            <text:p>2019-03-17</text:p>
          </table:table-cell>
          <table:table-cell table:formula="of:=[.B51]+6" office:value-type="date" office:date-value="2019-03-23" calcext:value-type="date">
            <text:p>2019-03-23</text:p>
          </table:table-cell>
          <table:table-cell table:formula="of:=COM.MICROSOFT.CONCAT(&quot;[ 'week' =&gt; &quot;; [.A51]; &quot;, 'start' =&gt; '&quot;; TEXT([.B51]; &quot;yyyy-mm-dd&quot;); &quot;', 'end' =&gt; '&quot;; TEXT([.C51]; &quot;yyyy-mm-dd&quot;); &quot;' ],&quot;)" office:value-type="string" office:string-value="[ 'week' =&gt; 51, 'start' =&gt; '2019-03-17', 'end' =&gt; '2019-03-23' ]," calcext:value-type="string">
            <text:p>[ 'week' =&gt; 51, 'start' =&gt; '2019-03-17', 'end' =&gt; '2019-03-23' ],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[.I50]+7" office:value-type="date" office:date-value="2018-03-18" calcext:value-type="date">
            <text:p>2018-03-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51]+1" office:value-type="date" office:date-value="2019-03-24" calcext:value-type="date">
            <text:p>2019-03-24</text:p>
          </table:table-cell>
          <table:table-cell table:style-name="ce2" table:formula="of:=COM.MICROSOFT.CONCAT(YEAR([.B52]); &quot;-03-31&quot;)" office:value-type="string" office:string-value="2019-03-31" calcext:value-type="string">
            <text:p>2019-03-31</text:p>
          </table:table-cell>
          <table:table-cell table:formula="of:=COM.MICROSOFT.CONCAT(&quot;[ 'week' =&gt; &quot;; [.A52]; &quot;, 'start' =&gt; '&quot;; TEXT([.B52]; &quot;yyyy-mm-dd&quot;); &quot;', 'end' =&gt; '&quot;; TEXT([.C52]; &quot;yyyy-mm-dd&quot;); &quot;' ],&quot;)" office:value-type="string" office:string-value="[ 'week' =&gt; 52, 'start' =&gt; '2019-03-24', 'end' =&gt; '2019-03-31' ]," calcext:value-type="string">
            <text:p>[ 'week' =&gt; 52, 'start' =&gt; '2019-03-24', 'end' =&gt; '2019-03-31' ],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I51]+7" office:value-type="date" office:date-value="2018-03-25" calcext:value-type="date">
            <text:p>2018-03-25</text:p>
          </table:table-cell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eriods" table:style-name="ta1">
        <table:table-column table:style-name="co1" table:number-columns-repeated="2" table:default-cell-style-name="Default"/>
        <table:table-column table:style-name="co3" table:default-cell-style-name="ce3"/>
        <table:table-column table:style-name="co3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4-01" calcext:value-type="date">
            <text:p>2016-04-01</text:p>
          </table:table-cell>
          <table:table-cell table:style-name="ce4" table:formula="of:=[.D2]+[.C2]-1" office:value-type="date" office:date-value="2016-04-30" calcext:value-type="date">
            <text:p>2016-04-30</text:p>
          </table:table-cell>
          <table:table-cell/>
          <table:table-cell table:formula="of:=COM.MICROSOFT.CONCAT(&quot;[ 'period' =&gt; &quot;; [.B2]; &quot;, 'start' =&gt; '&quot;; TEXT([.D2]; &quot;yyyy-mm-dd&quot;);&quot;', 'end' =&gt; '&quot;; TEXT([.E2]; &quot;yyyy-mm-dd&quot;); &quot;' ],&quot;)" office:value-type="string" office:string-value="[ 'period' =&gt; 1, 'start' =&gt; '2016-04-01', 'end' =&gt; '2016-04-30' ]," calcext:value-type="string">
            <text:p>[ 'period' =&gt; 1, 'start' =&gt; '2016-04-01', 'end' =&gt; '2016-04-30' ],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CEILING([.$J$3]*[.K2])" office:value-type="float" office:value="1" calcext:value-type="float">
            <text:p>1</text:p>
          </table:table-cell>
          <table:table-cell table:formula="of:=MOD([.K2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E2]+1" office:value-type="date" office:date-value="2016-05-01" calcext:value-type="date">
            <text:p>2016-05-01</text:p>
          </table:table-cell>
          <table:table-cell table:style-name="ce4" table:formula="of:=[.D3]+[.C3]-1" office:value-type="date" office:date-value="2016-05-28" calcext:value-type="date">
            <text:p>2016-05-28</text:p>
          </table:table-cell>
          <table:table-cell/>
          <table:table-cell table:formula="of:=COM.MICROSOFT.CONCAT(&quot;[ 'period' =&gt; &quot;; [.B3]; &quot;, 'start' =&gt; '&quot;; TEXT([.D3]; &quot;yyyy-mm-dd&quot;);&quot;', 'end' =&gt; '&quot;; TEXT([.E3]; &quot;yyyy-mm-dd&quot;); &quot;' ],&quot;)" office:value-type="string" office:string-value="[ 'period' =&gt; 2, 'start' =&gt; '2016-05-01', 'end' =&gt; '2016-05-28' ]," calcext:value-type="string">
            <text:p>[ 'period' =&gt; 2, 'start' =&gt; '2016-05-01', 'end' =&gt; '2016-05-28' ],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formula="of:=CEILING([.$J$3]*[.K3])" office:value-type="float" office:value="1" calcext:value-type="float">
            <text:p>1</text:p>
          </table:table-cell>
          <table:table-cell table:formula="of:=MOD([.K3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E3]+1" office:value-type="date" office:date-value="2016-05-29" calcext:value-type="date">
            <text:p>2016-05-29</text:p>
          </table:table-cell>
          <table:table-cell table:style-name="ce4" table:formula="of:=[.D4]+[.C4]-1" office:value-type="date" office:date-value="2016-06-25" calcext:value-type="date">
            <text:p>2016-06-25</text:p>
          </table:table-cell>
          <table:table-cell/>
          <table:table-cell table:formula="of:=COM.MICROSOFT.CONCAT(&quot;[ 'period' =&gt; &quot;; [.B4]; &quot;, 'start' =&gt; '&quot;; TEXT([.D4]; &quot;yyyy-mm-dd&quot;);&quot;', 'end' =&gt; '&quot;; TEXT([.E4]; &quot;yyyy-mm-dd&quot;); &quot;' ],&quot;)" office:value-type="string" office:string-value="[ 'period' =&gt; 3, 'start' =&gt; '2016-05-29', 'end' =&gt; '2016-06-25' ]," calcext:value-type="string">
            <text:p>[ 'period' =&gt; 3, 'start' =&gt; '2016-05-29', 'end' =&gt; '2016-06-25' ],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EILING([.$J$3]*[.K4])" office:value-type="float" office:value="1" calcext:value-type="float">
            <text:p>1</text:p>
          </table:table-cell>
          <table:table-cell table:formula="of:=MOD([.K4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4]+1" office:value-type="date" office:date-value="2016-06-26" calcext:value-type="date">
            <text:p>2016-06-26</text:p>
          </table:table-cell>
          <table:table-cell table:style-name="ce4" table:formula="of:=[.D5]+[.C5]-1" office:value-type="date" office:date-value="2016-07-23" calcext:value-type="date">
            <text:p>2016-07-23</text:p>
          </table:table-cell>
          <table:table-cell/>
          <table:table-cell table:formula="of:=COM.MICROSOFT.CONCAT(&quot;[ 'period' =&gt; &quot;; [.B5]; &quot;, 'start' =&gt; '&quot;; TEXT([.D5]; &quot;yyyy-mm-dd&quot;);&quot;', 'end' =&gt; '&quot;; TEXT([.E5]; &quot;yyyy-mm-dd&quot;); &quot;' ],&quot;)" office:value-type="string" office:string-value="[ 'period' =&gt; 4, 'start' =&gt; '2016-06-26', 'end' =&gt; '2016-07-23' ]," calcext:value-type="string">
            <text:p>[ 'period' =&gt; 4, 'start' =&gt; '2016-06-26', 'end' =&gt; '2016-07-23' ],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EILING([.$J$3]*[.K5])" office:value-type="float" office:value="1" calcext:value-type="float">
            <text:p>1</text:p>
          </table:table-cell>
          <table:table-cell table:formula="of:=MOD([.K5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E5]+1" office:value-type="date" office:date-value="2016-07-24" calcext:value-type="date">
            <text:p>2016-07-24</text:p>
          </table:table-cell>
          <table:table-cell table:style-name="ce4" table:formula="of:=[.D6]+[.C6]-1" office:value-type="date" office:date-value="2016-08-20" calcext:value-type="date">
            <text:p>2016-08-20</text:p>
          </table:table-cell>
          <table:table-cell/>
          <table:table-cell table:formula="of:=COM.MICROSOFT.CONCAT(&quot;[ 'period' =&gt; &quot;; [.B6]; &quot;, 'start' =&gt; '&quot;; TEXT([.D6]; &quot;yyyy-mm-dd&quot;);&quot;', 'end' =&gt; '&quot;; TEXT([.E6]; &quot;yyyy-mm-dd&quot;); &quot;' ],&quot;)" office:value-type="string" office:string-value="[ 'period' =&gt; 5, 'start' =&gt; '2016-07-24', 'end' =&gt; '2016-08-20' ]," calcext:value-type="string">
            <text:p>[ 'period' =&gt; 5, 'start' =&gt; '2016-07-24', 'end' =&gt; '2016-08-20' ],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EILING([.$J$3]*[.K6])" office:value-type="float" office:value="2" calcext:value-type="float">
            <text:p>2</text:p>
          </table:table-cell>
          <table:table-cell table:formula="of:=MOD([.K6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E6]+1" office:value-type="date" office:date-value="2016-08-21" calcext:value-type="date">
            <text:p>2016-08-21</text:p>
          </table:table-cell>
          <table:table-cell table:style-name="ce4" table:formula="of:=[.D7]+[.C7]-1" office:value-type="date" office:date-value="2016-09-17" calcext:value-type="date">
            <text:p>2016-09-17</text:p>
          </table:table-cell>
          <table:table-cell/>
          <table:table-cell table:formula="of:=COM.MICROSOFT.CONCAT(&quot;[ 'period' =&gt; &quot;; [.B7]; &quot;, 'start' =&gt; '&quot;; TEXT([.D7]; &quot;yyyy-mm-dd&quot;);&quot;', 'end' =&gt; '&quot;; TEXT([.E7]; &quot;yyyy-mm-dd&quot;); &quot;' ],&quot;)" office:value-type="string" office:string-value="[ 'period' =&gt; 6, 'start' =&gt; '2016-08-21', 'end' =&gt; '2016-09-17' ]," calcext:value-type="string">
            <text:p>[ 'period' =&gt; 6, 'start' =&gt; '2016-08-21', 'end' =&gt; '2016-09-17' ],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EILING([.$J$3]*[.K7])" office:value-type="float" office:value="2" calcext:value-type="float">
            <text:p>2</text:p>
          </table:table-cell>
          <table:table-cell table:formula="of:=MOD([.K7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E7]+1" office:value-type="date" office:date-value="2016-09-18" calcext:value-type="date">
            <text:p>2016-09-18</text:p>
          </table:table-cell>
          <table:table-cell table:style-name="ce4" table:formula="of:=[.D8]+[.C8]-1" office:value-type="date" office:date-value="2016-10-15" calcext:value-type="date">
            <text:p>2016-10-15</text:p>
          </table:table-cell>
          <table:table-cell/>
          <table:table-cell table:formula="of:=COM.MICROSOFT.CONCAT(&quot;[ 'period' =&gt; &quot;; [.B8]; &quot;, 'start' =&gt; '&quot;; TEXT([.D8]; &quot;yyyy-mm-dd&quot;);&quot;', 'end' =&gt; '&quot;; TEXT([.E8]; &quot;yyyy-mm-dd&quot;); &quot;' ],&quot;)" office:value-type="string" office:string-value="[ 'period' =&gt; 7, 'start' =&gt; '2016-09-18', 'end' =&gt; '2016-10-15' ]," calcext:value-type="string">
            <text:p>[ 'period' =&gt; 7, 'start' =&gt; '2016-09-18', 'end' =&gt; '2016-10-15' ],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EILING([.$J$3]*[.K8])" office:value-type="float" office:value="2" calcext:value-type="float">
            <text:p>2</text:p>
          </table:table-cell>
          <table:table-cell table:formula="of:=MOD([.K8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E8]+1" office:value-type="date" office:date-value="2016-10-16" calcext:value-type="date">
            <text:p>2016-10-16</text:p>
          </table:table-cell>
          <table:table-cell table:style-name="ce4" table:formula="of:=[.D9]+[.C9]-1" office:value-type="date" office:date-value="2016-11-12" calcext:value-type="date">
            <text:p>2016-11-12</text:p>
          </table:table-cell>
          <table:table-cell/>
          <table:table-cell table:formula="of:=COM.MICROSOFT.CONCAT(&quot;[ 'period' =&gt; &quot;; [.B9]; &quot;, 'start' =&gt; '&quot;; TEXT([.D9]; &quot;yyyy-mm-dd&quot;);&quot;', 'end' =&gt; '&quot;; TEXT([.E9]; &quot;yyyy-mm-dd&quot;); &quot;' ],&quot;)" office:value-type="string" office:string-value="[ 'period' =&gt; 8, 'start' =&gt; '2016-10-16', 'end' =&gt; '2016-11-12' ]," calcext:value-type="string">
            <text:p>[ 'period' =&gt; 8, 'start' =&gt; '2016-10-16', 'end' =&gt; '2016-11-12' ],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EILING([.$J$3]*[.K9])" office:value-type="float" office:value="2" calcext:value-type="float">
            <text:p>2</text:p>
          </table:table-cell>
          <table:table-cell table:formula="of:=MOD([.K9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E9]+1" office:value-type="date" office:date-value="2016-11-13" calcext:value-type="date">
            <text:p>2016-11-13</text:p>
          </table:table-cell>
          <table:table-cell table:style-name="ce4" table:formula="of:=[.D10]+[.C10]-1" office:value-type="date" office:date-value="2016-12-10" calcext:value-type="date">
            <text:p>2016-12-10</text:p>
          </table:table-cell>
          <table:table-cell/>
          <table:table-cell table:formula="of:=COM.MICROSOFT.CONCAT(&quot;[ 'period' =&gt; &quot;; [.B10]; &quot;, 'start' =&gt; '&quot;; TEXT([.D10]; &quot;yyyy-mm-dd&quot;);&quot;', 'end' =&gt; '&quot;; TEXT([.E10]; &quot;yyyy-mm-dd&quot;); &quot;' ],&quot;)" office:value-type="string" office:string-value="[ 'period' =&gt; 9, 'start' =&gt; '2016-11-13', 'end' =&gt; '2016-12-10' ]," calcext:value-type="string">
            <text:p>[ 'period' =&gt; 9, 'start' =&gt; '2016-11-13', 'end' =&gt; '2016-12-10' ],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EILING([.$J$3]*[.K10])" office:value-type="float" office:value="3" calcext:value-type="float">
            <text:p>3</text:p>
          </table:table-cell>
          <table:table-cell table:formula="of:=MOD([.K10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E10]+1" office:value-type="date" office:date-value="2016-12-11" calcext:value-type="date">
            <text:p>2016-12-11</text:p>
          </table:table-cell>
          <table:table-cell table:style-name="ce4" table:formula="of:=[.D11]+[.C11]-1" office:value-type="date" office:date-value="2017-01-07" calcext:value-type="date">
            <text:p>2017-01-07</text:p>
          </table:table-cell>
          <table:table-cell/>
          <table:table-cell table:formula="of:=COM.MICROSOFT.CONCAT(&quot;[ 'period' =&gt; &quot;; [.B11]; &quot;, 'start' =&gt; '&quot;; TEXT([.D11]; &quot;yyyy-mm-dd&quot;);&quot;', 'end' =&gt; '&quot;; TEXT([.E11]; &quot;yyyy-mm-dd&quot;); &quot;' ],&quot;)" office:value-type="string" office:string-value="[ 'period' =&gt; 10, 'start' =&gt; '2016-12-11', 'end' =&gt; '2017-01-07' ]," calcext:value-type="string">
            <text:p>[ 'period' =&gt; 10, 'start' =&gt; '2016-12-11', 'end' =&gt; '2017-01-07' ],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EILING([.$J$3]*[.K11])" office:value-type="float" office:value="3" calcext:value-type="float">
            <text:p>3</text:p>
          </table:table-cell>
          <table:table-cell table:formula="of:=MOD([.K11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E11]+1" office:value-type="date" office:date-value="2017-01-08" calcext:value-type="date">
            <text:p>2017-01-08</text:p>
          </table:table-cell>
          <table:table-cell table:style-name="ce4" table:formula="of:=[.D12]+[.C12]-1" office:value-type="date" office:date-value="2017-02-04" calcext:value-type="date">
            <text:p>2017-02-04</text:p>
          </table:table-cell>
          <table:table-cell/>
          <table:table-cell table:formula="of:=COM.MICROSOFT.CONCAT(&quot;[ 'period' =&gt; &quot;; [.B12]; &quot;, 'start' =&gt; '&quot;; TEXT([.D12]; &quot;yyyy-mm-dd&quot;);&quot;', 'end' =&gt; '&quot;; TEXT([.E12]; &quot;yyyy-mm-dd&quot;); &quot;' ],&quot;)" office:value-type="string" office:string-value="[ 'period' =&gt; 11, 'start' =&gt; '2017-01-08', 'end' =&gt; '2017-02-04' ]," calcext:value-type="string">
            <text:p>[ 'period' =&gt; 11, 'start' =&gt; '2017-01-08', 'end' =&gt; '2017-02-04' ],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EILING([.$J$3]*[.K12])" office:value-type="float" office:value="3" calcext:value-type="float">
            <text:p>3</text:p>
          </table:table-cell>
          <table:table-cell table:formula="of:=MOD([.K12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12]+1" office:value-type="date" office:date-value="2017-02-05" calcext:value-type="date">
            <text:p>2017-02-05</text:p>
          </table:table-cell>
          <table:table-cell table:style-name="ce4" table:formula="of:=[.D13]+[.C13]-1" office:value-type="date" office:date-value="2017-03-04" calcext:value-type="date">
            <text:p>2017-03-04</text:p>
          </table:table-cell>
          <table:table-cell/>
          <table:table-cell table:formula="of:=COM.MICROSOFT.CONCAT(&quot;[ 'period' =&gt; &quot;; [.B13]; &quot;, 'start' =&gt; '&quot;; TEXT([.D13]; &quot;yyyy-mm-dd&quot;);&quot;', 'end' =&gt; '&quot;; TEXT([.E13]; &quot;yyyy-mm-dd&quot;); &quot;' ],&quot;)" office:value-type="string" office:string-value="[ 'period' =&gt; 12, 'start' =&gt; '2017-02-05', 'end' =&gt; '2017-03-04' ]," calcext:value-type="string">
            <text:p>[ 'period' =&gt; 12, 'start' =&gt; '2017-02-05', 'end' =&gt; '2017-03-04' ],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EILING([.$J$3]*[.K13])" office:value-type="float" office:value="3" calcext:value-type="float">
            <text:p>3</text:p>
          </table:table-cell>
          <table:table-cell table:formula="of:=MOD([.K13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[.E13]+1" office:value-type="date" office:date-value="2017-03-05" calcext:value-type="date">
            <text:p>2017-03-05</text:p>
          </table:table-cell>
          <table:table-cell table:style-name="ce4" table:formula="of:=[.D14]+[.C14]-1" office:value-type="date" office:date-value="2017-03-31" calcext:value-type="date">
            <text:p>2017-03-31</text:p>
          </table:table-cell>
          <table:table-cell/>
          <table:table-cell table:formula="of:=COM.MICROSOFT.CONCAT(&quot;[ 'period' =&gt; &quot;; [.B14]; &quot;, 'start' =&gt; '&quot;; TEXT([.D14]; &quot;yyyy-mm-dd&quot;);&quot;', 'end' =&gt; '&quot;; TEXT([.E14]; &quot;yyyy-mm-dd&quot;); &quot;' ],&quot;)" office:value-type="string" office:string-value="[ 'period' =&gt; 13, 'start' =&gt; '2017-03-05', 'end' =&gt; '2017-03-31' ]," calcext:value-type="string">
            <text:p>[ 'period' =&gt; 13, 'start' =&gt; '2017-03-05', 'end' =&gt; '2017-03-31' ],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EILING([.$J$3]*[.K14])" office:value-type="float" office:value="4" calcext:value-type="float">
            <text:p>4</text:p>
          </table:table-cell>
          <table:table-cell table:formula="of:=MOD([.K14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E14]+1" office:value-type="date" office:date-value="2017-04-01" calcext:value-type="date">
            <text:p>2017-04-01</text:p>
          </table:table-cell>
          <table:table-cell table:style-name="ce4" table:formula="of:=[.D15]+[.C15]-1" office:value-type="date" office:date-value="2017-04-29" calcext:value-type="date">
            <text:p>2017-04-29</text:p>
          </table:table-cell>
          <table:table-cell/>
          <table:table-cell table:formula="of:=COM.MICROSOFT.CONCAT(&quot;[ 'period' =&gt; &quot;; [.B15]; &quot;, 'start' =&gt; '&quot;; TEXT([.D15]; &quot;yyyy-mm-dd&quot;);&quot;', 'end' =&gt; '&quot;; TEXT([.E15]; &quot;yyyy-mm-dd&quot;); &quot;' ],&quot;)" office:value-type="string" office:string-value="[ 'period' =&gt; 1, 'start' =&gt; '2017-04-01', 'end' =&gt; '2017-04-29' ]," calcext:value-type="string">
            <text:p>[ 'period' =&gt; 1, 'start' =&gt; '2017-04-01', 'end' =&gt; '2017-04-29' ],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EILING([.$J$3]*[.K15])" office:value-type="float" office:value="4" calcext:value-type="float">
            <text:p>4</text:p>
          </table:table-cell>
          <table:table-cell table:formula="of:=MOD([.K15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E15]+1" office:value-type="date" office:date-value="2017-04-30" calcext:value-type="date">
            <text:p>2017-04-30</text:p>
          </table:table-cell>
          <table:table-cell table:style-name="ce4" table:formula="of:=[.D16]+[.C16]-1" office:value-type="date" office:date-value="2017-05-27" calcext:value-type="date">
            <text:p>2017-05-27</text:p>
          </table:table-cell>
          <table:table-cell/>
          <table:table-cell table:formula="of:=COM.MICROSOFT.CONCAT(&quot;[ 'period' =&gt; &quot;; [.B16]; &quot;, 'start' =&gt; '&quot;; TEXT([.D16]; &quot;yyyy-mm-dd&quot;);&quot;', 'end' =&gt; '&quot;; TEXT([.E16]; &quot;yyyy-mm-dd&quot;); &quot;' ],&quot;)" office:value-type="string" office:string-value="[ 'period' =&gt; 2, 'start' =&gt; '2017-04-30', 'end' =&gt; '2017-05-27' ]," calcext:value-type="string">
            <text:p>[ 'period' =&gt; 2, 'start' =&gt; '2017-04-30', 'end' =&gt; '2017-05-27' ],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EILING([.$J$3]*[.K16])" office:value-type="float" office:value="4" calcext:value-type="float">
            <text:p>4</text:p>
          </table:table-cell>
          <table:table-cell table:formula="of:=MOD([.K16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E16]+1" office:value-type="date" office:date-value="2017-05-28" calcext:value-type="date">
            <text:p>2017-05-28</text:p>
          </table:table-cell>
          <table:table-cell table:style-name="ce4" table:formula="of:=[.D17]+[.C17]-1" office:value-type="date" office:date-value="2017-06-24" calcext:value-type="date">
            <text:p>2017-06-24</text:p>
          </table:table-cell>
          <table:table-cell/>
          <table:table-cell table:formula="of:=COM.MICROSOFT.CONCAT(&quot;[ 'period' =&gt; &quot;; [.B17]; &quot;, 'start' =&gt; '&quot;; TEXT([.D17]; &quot;yyyy-mm-dd&quot;);&quot;', 'end' =&gt; '&quot;; TEXT([.E17]; &quot;yyyy-mm-dd&quot;); &quot;' ],&quot;)" office:value-type="string" office:string-value="[ 'period' =&gt; 3, 'start' =&gt; '2017-05-28', 'end' =&gt; '2017-06-24' ]," calcext:value-type="string">
            <text:p>[ 'period' =&gt; 3, 'start' =&gt; '2017-05-28', 'end' =&gt; '2017-06-24' ],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EILING([.$J$3]*[.K17])" office:value-type="float" office:value="4" calcext:value-type="float">
            <text:p>4</text:p>
          </table:table-cell>
          <table:table-cell table:formula="of:=MOD([.K17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17]+1" office:value-type="date" office:date-value="2017-06-25" calcext:value-type="date">
            <text:p>2017-06-25</text:p>
          </table:table-cell>
          <table:table-cell table:style-name="ce4" table:formula="of:=[.D18]+[.C18]-1" office:value-type="date" office:date-value="2017-07-22" calcext:value-type="date">
            <text:p>2017-07-22</text:p>
          </table:table-cell>
          <table:table-cell/>
          <table:table-cell table:formula="of:=COM.MICROSOFT.CONCAT(&quot;[ 'period' =&gt; &quot;; [.B18]; &quot;, 'start' =&gt; '&quot;; TEXT([.D18]; &quot;yyyy-mm-dd&quot;);&quot;', 'end' =&gt; '&quot;; TEXT([.E18]; &quot;yyyy-mm-dd&quot;); &quot;' ],&quot;)" office:value-type="string" office:string-value="[ 'period' =&gt; 4, 'start' =&gt; '2017-06-25', 'end' =&gt; '2017-07-22' ]," calcext:value-type="string">
            <text:p>[ 'period' =&gt; 4, 'start' =&gt; '2017-06-25', 'end' =&gt; '2017-07-22' ],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EILING([.$J$3]*[.K18])" office:value-type="float" office:value="5" calcext:value-type="float">
            <text:p>5</text:p>
          </table:table-cell>
          <table:table-cell table:formula="of:=MOD([.K18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E18]+1" office:value-type="date" office:date-value="2017-07-23" calcext:value-type="date">
            <text:p>2017-07-23</text:p>
          </table:table-cell>
          <table:table-cell table:style-name="ce4" table:formula="of:=[.D19]+[.C19]-1" office:value-type="date" office:date-value="2017-08-19" calcext:value-type="date">
            <text:p>2017-08-19</text:p>
          </table:table-cell>
          <table:table-cell/>
          <table:table-cell table:formula="of:=COM.MICROSOFT.CONCAT(&quot;[ 'period' =&gt; &quot;; [.B19]; &quot;, 'start' =&gt; '&quot;; TEXT([.D19]; &quot;yyyy-mm-dd&quot;);&quot;', 'end' =&gt; '&quot;; TEXT([.E19]; &quot;yyyy-mm-dd&quot;); &quot;' ],&quot;)" office:value-type="string" office:string-value="[ 'period' =&gt; 5, 'start' =&gt; '2017-07-23', 'end' =&gt; '2017-08-19' ]," calcext:value-type="string">
            <text:p>[ 'period' =&gt; 5, 'start' =&gt; '2017-07-23', 'end' =&gt; '2017-08-19' ],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EILING([.$J$3]*[.K19])" office:value-type="float" office:value="5" calcext:value-type="float">
            <text:p>5</text:p>
          </table:table-cell>
          <table:table-cell table:formula="of:=MOD([.K19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E19]+1" office:value-type="date" office:date-value="2017-08-20" calcext:value-type="date">
            <text:p>2017-08-20</text:p>
          </table:table-cell>
          <table:table-cell table:style-name="ce4" table:formula="of:=[.D20]+[.C20]-1" office:value-type="date" office:date-value="2017-09-16" calcext:value-type="date">
            <text:p>2017-09-16</text:p>
          </table:table-cell>
          <table:table-cell/>
          <table:table-cell table:formula="of:=COM.MICROSOFT.CONCAT(&quot;[ 'period' =&gt; &quot;; [.B20]; &quot;, 'start' =&gt; '&quot;; TEXT([.D20]; &quot;yyyy-mm-dd&quot;);&quot;', 'end' =&gt; '&quot;; TEXT([.E20]; &quot;yyyy-mm-dd&quot;); &quot;' ],&quot;)" office:value-type="string" office:string-value="[ 'period' =&gt; 6, 'start' =&gt; '2017-08-20', 'end' =&gt; '2017-09-16' ]," calcext:value-type="string">
            <text:p>[ 'period' =&gt; 6, 'start' =&gt; '2017-08-20', 'end' =&gt; '2017-09-16' ],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EILING([.$J$3]*[.K20])" office:value-type="float" office:value="5" calcext:value-type="float">
            <text:p>5</text:p>
          </table:table-cell>
          <table:table-cell table:formula="of:=MOD([.K20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E20]+1" office:value-type="date" office:date-value="2017-09-17" calcext:value-type="date">
            <text:p>2017-09-17</text:p>
          </table:table-cell>
          <table:table-cell table:style-name="ce4" table:formula="of:=[.D21]+[.C21]-1" office:value-type="date" office:date-value="2017-10-14" calcext:value-type="date">
            <text:p>2017-10-14</text:p>
          </table:table-cell>
          <table:table-cell/>
          <table:table-cell table:formula="of:=COM.MICROSOFT.CONCAT(&quot;[ 'period' =&gt; &quot;; [.B21]; &quot;, 'start' =&gt; '&quot;; TEXT([.D21]; &quot;yyyy-mm-dd&quot;);&quot;', 'end' =&gt; '&quot;; TEXT([.E21]; &quot;yyyy-mm-dd&quot;); &quot;' ],&quot;)" office:value-type="string" office:string-value="[ 'period' =&gt; 7, 'start' =&gt; '2017-09-17', 'end' =&gt; '2017-10-14' ]," calcext:value-type="string">
            <text:p>[ 'period' =&gt; 7, 'start' =&gt; '2017-09-17', 'end' =&gt; '2017-10-14' ],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EILING([.$J$3]*[.K21])" office:value-type="float" office:value="5" calcext:value-type="float">
            <text:p>5</text:p>
          </table:table-cell>
          <table:table-cell table:formula="of:=MOD([.K21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E21]+1" office:value-type="date" office:date-value="2017-10-15" calcext:value-type="date">
            <text:p>2017-10-15</text:p>
          </table:table-cell>
          <table:table-cell table:style-name="ce4" table:formula="of:=[.D22]+[.C22]-1" office:value-type="date" office:date-value="2017-11-11" calcext:value-type="date">
            <text:p>2017-11-11</text:p>
          </table:table-cell>
          <table:table-cell/>
          <table:table-cell table:formula="of:=COM.MICROSOFT.CONCAT(&quot;[ 'period' =&gt; &quot;; [.B22]; &quot;, 'start' =&gt; '&quot;; TEXT([.D22]; &quot;yyyy-mm-dd&quot;);&quot;', 'end' =&gt; '&quot;; TEXT([.E22]; &quot;yyyy-mm-dd&quot;); &quot;' ],&quot;)" office:value-type="string" office:string-value="[ 'period' =&gt; 8, 'start' =&gt; '2017-10-15', 'end' =&gt; '2017-11-11' ]," calcext:value-type="string">
            <text:p>[ 'period' =&gt; 8, 'start' =&gt; '2017-10-15', 'end' =&gt; '2017-11-11' ],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EILING([.$J$3]*[.K22])" office:value-type="float" office:value="6" calcext:value-type="float">
            <text:p>6</text:p>
          </table:table-cell>
          <table:table-cell table:formula="of:=MOD([.K22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E22]+1" office:value-type="date" office:date-value="2017-11-12" calcext:value-type="date">
            <text:p>2017-11-12</text:p>
          </table:table-cell>
          <table:table-cell table:style-name="ce4" table:formula="of:=[.D23]+[.C23]-1" office:value-type="date" office:date-value="2017-12-09" calcext:value-type="date">
            <text:p>2017-12-09</text:p>
          </table:table-cell>
          <table:table-cell/>
          <table:table-cell table:formula="of:=COM.MICROSOFT.CONCAT(&quot;[ 'period' =&gt; &quot;; [.B23]; &quot;, 'start' =&gt; '&quot;; TEXT([.D23]; &quot;yyyy-mm-dd&quot;);&quot;', 'end' =&gt; '&quot;; TEXT([.E23]; &quot;yyyy-mm-dd&quot;); &quot;' ],&quot;)" office:value-type="string" office:string-value="[ 'period' =&gt; 9, 'start' =&gt; '2017-11-12', 'end' =&gt; '2017-12-09' ]," calcext:value-type="string">
            <text:p>[ 'period' =&gt; 9, 'start' =&gt; '2017-11-12', 'end' =&gt; '2017-12-09' ],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EILING([.$J$3]*[.K23])" office:value-type="float" office:value="6" calcext:value-type="float">
            <text:p>6</text:p>
          </table:table-cell>
          <table:table-cell table:formula="of:=MOD([.K23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E23]+1" office:value-type="date" office:date-value="2017-12-10" calcext:value-type="date">
            <text:p>2017-12-10</text:p>
          </table:table-cell>
          <table:table-cell table:style-name="ce4" table:formula="of:=[.D24]+[.C24]-1" office:value-type="date" office:date-value="2018-01-06" calcext:value-type="date">
            <text:p>2018-01-06</text:p>
          </table:table-cell>
          <table:table-cell/>
          <table:table-cell table:formula="of:=COM.MICROSOFT.CONCAT(&quot;[ 'period' =&gt; &quot;; [.B24]; &quot;, 'start' =&gt; '&quot;; TEXT([.D24]; &quot;yyyy-mm-dd&quot;);&quot;', 'end' =&gt; '&quot;; TEXT([.E24]; &quot;yyyy-mm-dd&quot;); &quot;' ],&quot;)" office:value-type="string" office:string-value="[ 'period' =&gt; 10, 'start' =&gt; '2017-12-10', 'end' =&gt; '2018-01-06' ]," calcext:value-type="string">
            <text:p>[ 'period' =&gt; 10, 'start' =&gt; '2017-12-10', 'end' =&gt; '2018-01-06' ],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EILING([.$J$3]*[.K24])" office:value-type="float" office:value="6" calcext:value-type="float">
            <text:p>6</text:p>
          </table:table-cell>
          <table:table-cell table:formula="of:=MOD([.K24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E24]+1" office:value-type="date" office:date-value="2018-01-07" calcext:value-type="date">
            <text:p>2018-01-07</text:p>
          </table:table-cell>
          <table:table-cell table:style-name="ce4" table:formula="of:=[.D25]+[.C25]-1" office:value-type="date" office:date-value="2018-02-03" calcext:value-type="date">
            <text:p>2018-02-03</text:p>
          </table:table-cell>
          <table:table-cell/>
          <table:table-cell table:formula="of:=COM.MICROSOFT.CONCAT(&quot;[ 'period' =&gt; &quot;; [.B25]; &quot;, 'start' =&gt; '&quot;; TEXT([.D25]; &quot;yyyy-mm-dd&quot;);&quot;', 'end' =&gt; '&quot;; TEXT([.E25]; &quot;yyyy-mm-dd&quot;); &quot;' ],&quot;)" office:value-type="string" office:string-value="[ 'period' =&gt; 11, 'start' =&gt; '2018-01-07', 'end' =&gt; '2018-02-03' ]," calcext:value-type="string">
            <text:p>[ 'period' =&gt; 11, 'start' =&gt; '2018-01-07', 'end' =&gt; '2018-02-03' ],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EILING([.$J$3]*[.K25])" office:value-type="float" office:value="6" calcext:value-type="float">
            <text:p>6</text:p>
          </table:table-cell>
          <table:table-cell table:formula="of:=MOD([.K25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25]+1" office:value-type="date" office:date-value="2018-02-04" calcext:value-type="date">
            <text:p>2018-02-04</text:p>
          </table:table-cell>
          <table:table-cell table:style-name="ce4" table:formula="of:=[.D26]+[.C26]-1" office:value-type="date" office:date-value="2018-03-03" calcext:value-type="date">
            <text:p>2018-03-03</text:p>
          </table:table-cell>
          <table:table-cell/>
          <table:table-cell table:formula="of:=COM.MICROSOFT.CONCAT(&quot;[ 'period' =&gt; &quot;; [.B26]; &quot;, 'start' =&gt; '&quot;; TEXT([.D26]; &quot;yyyy-mm-dd&quot;);&quot;', 'end' =&gt; '&quot;; TEXT([.E26]; &quot;yyyy-mm-dd&quot;); &quot;' ],&quot;)" office:value-type="string" office:string-value="[ 'period' =&gt; 12, 'start' =&gt; '2018-02-04', 'end' =&gt; '2018-03-03' ]," calcext:value-type="string">
            <text:p>[ 'period' =&gt; 12, 'start' =&gt; '2018-02-04', 'end' =&gt; '2018-03-03' ],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EILING([.$J$3]*[.K26])" office:value-type="float" office:value="7" calcext:value-type="float">
            <text:p>7</text:p>
          </table:table-cell>
          <table:table-cell table:formula="of:=MOD([.K26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[.E26]+1" office:value-type="date" office:date-value="2018-03-04" calcext:value-type="date">
            <text:p>2018-03-04</text:p>
          </table:table-cell>
          <table:table-cell table:style-name="ce4" table:formula="of:=[.D27]+[.C27]-1" office:value-type="date" office:date-value="2018-03-31" calcext:value-type="date">
            <text:p>2018-03-31</text:p>
          </table:table-cell>
          <table:table-cell/>
          <table:table-cell table:formula="of:=COM.MICROSOFT.CONCAT(&quot;[ 'period' =&gt; &quot;; [.B27]; &quot;, 'start' =&gt; '&quot;; TEXT([.D27]; &quot;yyyy-mm-dd&quot;);&quot;', 'end' =&gt; '&quot;; TEXT([.E27]; &quot;yyyy-mm-dd&quot;); &quot;' ],&quot;)" office:value-type="string" office:string-value="[ 'period' =&gt; 13, 'start' =&gt; '2018-03-04', 'end' =&gt; '2018-03-31' ]," calcext:value-type="string">
            <text:p>[ 'period' =&gt; 13, 'start' =&gt; '2018-03-04', 'end' =&gt; '2018-03-31' ],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EILING([.$J$3]*[.K27])" office:value-type="float" office:value="7" calcext:value-type="float">
            <text:p>7</text:p>
          </table:table-cell>
          <table:table-cell table:formula="of:=MOD([.K27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E27]+1" office:value-type="date" office:date-value="2018-04-01" calcext:value-type="date">
            <text:p>2018-04-01</text:p>
          </table:table-cell>
          <table:table-cell table:style-name="ce4" table:formula="of:=[.D28]+[.C28]-1" office:value-type="date" office:date-value="2018-04-28" calcext:value-type="date">
            <text:p>2018-04-28</text:p>
          </table:table-cell>
          <table:table-cell/>
          <table:table-cell table:formula="of:=COM.MICROSOFT.CONCAT(&quot;[ 'period' =&gt; &quot;; [.B28]; &quot;, 'start' =&gt; '&quot;; TEXT([.D28]; &quot;yyyy-mm-dd&quot;);&quot;', 'end' =&gt; '&quot;; TEXT([.E28]; &quot;yyyy-mm-dd&quot;); &quot;' ],&quot;)" office:value-type="string" office:string-value="[ 'period' =&gt; 1, 'start' =&gt; '2018-04-01', 'end' =&gt; '2018-04-28' ]," calcext:value-type="string">
            <text:p>[ 'period' =&gt; 1, 'start' =&gt; '2018-04-01', 'end' =&gt; '2018-04-28' ],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EILING([.$J$3]*[.K28])" office:value-type="float" office:value="7" calcext:value-type="float">
            <text:p>7</text:p>
          </table:table-cell>
          <table:table-cell table:formula="of:=MOD([.K28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E28]+1" office:value-type="date" office:date-value="2018-04-29" calcext:value-type="date">
            <text:p>2018-04-29</text:p>
          </table:table-cell>
          <table:table-cell table:style-name="ce4" table:formula="of:=[.D29]+[.C29]-1" office:value-type="date" office:date-value="2018-05-26" calcext:value-type="date">
            <text:p>2018-05-26</text:p>
          </table:table-cell>
          <table:table-cell/>
          <table:table-cell table:formula="of:=COM.MICROSOFT.CONCAT(&quot;[ 'period' =&gt; &quot;; [.B29]; &quot;, 'start' =&gt; '&quot;; TEXT([.D29]; &quot;yyyy-mm-dd&quot;);&quot;', 'end' =&gt; '&quot;; TEXT([.E29]; &quot;yyyy-mm-dd&quot;); &quot;' ],&quot;)" office:value-type="string" office:string-value="[ 'period' =&gt; 2, 'start' =&gt; '2018-04-29', 'end' =&gt; '2018-05-26' ]," calcext:value-type="string">
            <text:p>[ 'period' =&gt; 2, 'start' =&gt; '2018-04-29', 'end' =&gt; '2018-05-26' ],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EILING([.$J$3]*[.K29])" office:value-type="float" office:value="7" calcext:value-type="float">
            <text:p>7</text:p>
          </table:table-cell>
          <table:table-cell table:formula="of:=MOD([.K29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E29]+1" office:value-type="date" office:date-value="2018-05-27" calcext:value-type="date">
            <text:p>2018-05-27</text:p>
          </table:table-cell>
          <table:table-cell table:style-name="ce4" table:formula="of:=[.D30]+[.C30]-1" office:value-type="date" office:date-value="2018-06-23" calcext:value-type="date">
            <text:p>2018-06-23</text:p>
          </table:table-cell>
          <table:table-cell/>
          <table:table-cell table:formula="of:=COM.MICROSOFT.CONCAT(&quot;[ 'period' =&gt; &quot;; [.B30]; &quot;, 'start' =&gt; '&quot;; TEXT([.D30]; &quot;yyyy-mm-dd&quot;);&quot;', 'end' =&gt; '&quot;; TEXT([.E30]; &quot;yyyy-mm-dd&quot;); &quot;' ],&quot;)" office:value-type="string" office:string-value="[ 'period' =&gt; 3, 'start' =&gt; '2018-05-27', 'end' =&gt; '2018-06-23' ]," calcext:value-type="string">
            <text:p>[ 'period' =&gt; 3, 'start' =&gt; '2018-05-27', 'end' =&gt; '2018-06-23' ],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EILING([.$J$3]*[.K30])" office:value-type="float" office:value="8" calcext:value-type="float">
            <text:p>8</text:p>
          </table:table-cell>
          <table:table-cell table:formula="of:=MOD([.K30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0]+1" office:value-type="date" office:date-value="2018-06-24" calcext:value-type="date">
            <text:p>2018-06-24</text:p>
          </table:table-cell>
          <table:table-cell table:style-name="ce4" table:formula="of:=[.D31]+[.C31]-1" office:value-type="date" office:date-value="2018-07-21" calcext:value-type="date">
            <text:p>2018-07-21</text:p>
          </table:table-cell>
          <table:table-cell/>
          <table:table-cell table:formula="of:=COM.MICROSOFT.CONCAT(&quot;[ 'period' =&gt; &quot;; [.B31]; &quot;, 'start' =&gt; '&quot;; TEXT([.D31]; &quot;yyyy-mm-dd&quot;);&quot;', 'end' =&gt; '&quot;; TEXT([.E31]; &quot;yyyy-mm-dd&quot;); &quot;' ],&quot;)" office:value-type="string" office:string-value="[ 'period' =&gt; 4, 'start' =&gt; '2018-06-24', 'end' =&gt; '2018-07-21' ]," calcext:value-type="string">
            <text:p>[ 'period' =&gt; 4, 'start' =&gt; '2018-06-24', 'end' =&gt; '2018-07-21' ],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EILING([.$J$3]*[.K31])" office:value-type="float" office:value="8" calcext:value-type="float">
            <text:p>8</text:p>
          </table:table-cell>
          <table:table-cell table:formula="of:=MOD([.K31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E31]+1" office:value-type="date" office:date-value="2018-07-22" calcext:value-type="date">
            <text:p>2018-07-22</text:p>
          </table:table-cell>
          <table:table-cell table:style-name="ce4" table:formula="of:=[.D32]+[.C32]-1" office:value-type="date" office:date-value="2018-08-18" calcext:value-type="date">
            <text:p>2018-08-18</text:p>
          </table:table-cell>
          <table:table-cell/>
          <table:table-cell table:formula="of:=COM.MICROSOFT.CONCAT(&quot;[ 'period' =&gt; &quot;; [.B32]; &quot;, 'start' =&gt; '&quot;; TEXT([.D32]; &quot;yyyy-mm-dd&quot;);&quot;', 'end' =&gt; '&quot;; TEXT([.E32]; &quot;yyyy-mm-dd&quot;); &quot;' ],&quot;)" office:value-type="string" office:string-value="[ 'period' =&gt; 5, 'start' =&gt; '2018-07-22', 'end' =&gt; '2018-08-18' ]," calcext:value-type="string">
            <text:p>[ 'period' =&gt; 5, 'start' =&gt; '2018-07-22', 'end' =&gt; '2018-08-18' ],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EILING([.$J$3]*[.K32])" office:value-type="float" office:value="8" calcext:value-type="float">
            <text:p>8</text:p>
          </table:table-cell>
          <table:table-cell table:formula="of:=MOD([.K32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E32]+1" office:value-type="date" office:date-value="2018-08-19" calcext:value-type="date">
            <text:p>2018-08-19</text:p>
          </table:table-cell>
          <table:table-cell table:style-name="ce4" table:formula="of:=[.D33]+[.C33]-1" office:value-type="date" office:date-value="2018-09-15" calcext:value-type="date">
            <text:p>2018-09-15</text:p>
          </table:table-cell>
          <table:table-cell/>
          <table:table-cell table:formula="of:=COM.MICROSOFT.CONCAT(&quot;[ 'period' =&gt; &quot;; [.B33]; &quot;, 'start' =&gt; '&quot;; TEXT([.D33]; &quot;yyyy-mm-dd&quot;);&quot;', 'end' =&gt; '&quot;; TEXT([.E33]; &quot;yyyy-mm-dd&quot;); &quot;' ],&quot;)" office:value-type="string" office:string-value="[ 'period' =&gt; 6, 'start' =&gt; '2018-08-19', 'end' =&gt; '2018-09-15' ]," calcext:value-type="string">
            <text:p>[ 'period' =&gt; 6, 'start' =&gt; '2018-08-19', 'end' =&gt; '2018-09-15' ],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EILING([.$J$3]*[.K33])" office:value-type="float" office:value="8" calcext:value-type="float">
            <text:p>8</text:p>
          </table:table-cell>
          <table:table-cell table:formula="of:=MOD([.K33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E33]+1" office:value-type="date" office:date-value="2018-09-16" calcext:value-type="date">
            <text:p>2018-09-16</text:p>
          </table:table-cell>
          <table:table-cell table:style-name="ce4" table:formula="of:=[.D34]+[.C34]-1" office:value-type="date" office:date-value="2018-10-13" calcext:value-type="date">
            <text:p>2018-10-13</text:p>
          </table:table-cell>
          <table:table-cell/>
          <table:table-cell table:formula="of:=COM.MICROSOFT.CONCAT(&quot;[ 'period' =&gt; &quot;; [.B34]; &quot;, 'start' =&gt; '&quot;; TEXT([.D34]; &quot;yyyy-mm-dd&quot;);&quot;', 'end' =&gt; '&quot;; TEXT([.E34]; &quot;yyyy-mm-dd&quot;); &quot;' ],&quot;)" office:value-type="string" office:string-value="[ 'period' =&gt; 7, 'start' =&gt; '2018-09-16', 'end' =&gt; '2018-10-13' ]," calcext:value-type="string">
            <text:p>[ 'period' =&gt; 7, 'start' =&gt; '2018-09-16', 'end' =&gt; '2018-10-13' ],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EILING([.$J$3]*[.K34])" office:value-type="float" office:value="9" calcext:value-type="float">
            <text:p>9</text:p>
          </table:table-cell>
          <table:table-cell table:formula="of:=MOD([.K34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E34]+1" office:value-type="date" office:date-value="2018-10-14" calcext:value-type="date">
            <text:p>2018-10-14</text:p>
          </table:table-cell>
          <table:table-cell table:style-name="ce4" table:formula="of:=[.D35]+[.C35]-1" office:value-type="date" office:date-value="2018-11-10" calcext:value-type="date">
            <text:p>2018-11-10</text:p>
          </table:table-cell>
          <table:table-cell/>
          <table:table-cell table:formula="of:=COM.MICROSOFT.CONCAT(&quot;[ 'period' =&gt; &quot;; [.B35]; &quot;, 'start' =&gt; '&quot;; TEXT([.D35]; &quot;yyyy-mm-dd&quot;);&quot;', 'end' =&gt; '&quot;; TEXT([.E35]; &quot;yyyy-mm-dd&quot;); &quot;' ],&quot;)" office:value-type="string" office:string-value="[ 'period' =&gt; 8, 'start' =&gt; '2018-10-14', 'end' =&gt; '2018-11-10' ]," calcext:value-type="string">
            <text:p>[ 'period' =&gt; 8, 'start' =&gt; '2018-10-14', 'end' =&gt; '2018-11-10' ],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EILING([.$J$3]*[.K35])" office:value-type="float" office:value="9" calcext:value-type="float">
            <text:p>9</text:p>
          </table:table-cell>
          <table:table-cell table:formula="of:=MOD([.K35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E35]+1" office:value-type="date" office:date-value="2018-11-11" calcext:value-type="date">
            <text:p>2018-11-11</text:p>
          </table:table-cell>
          <table:table-cell table:style-name="ce4" table:formula="of:=[.D36]+[.C36]-1" office:value-type="date" office:date-value="2018-12-08" calcext:value-type="date">
            <text:p>2018-12-08</text:p>
          </table:table-cell>
          <table:table-cell/>
          <table:table-cell table:formula="of:=COM.MICROSOFT.CONCAT(&quot;[ 'period' =&gt; &quot;; [.B36]; &quot;, 'start' =&gt; '&quot;; TEXT([.D36]; &quot;yyyy-mm-dd&quot;);&quot;', 'end' =&gt; '&quot;; TEXT([.E36]; &quot;yyyy-mm-dd&quot;); &quot;' ],&quot;)" office:value-type="string" office:string-value="[ 'period' =&gt; 9, 'start' =&gt; '2018-11-11', 'end' =&gt; '2018-12-08' ]," calcext:value-type="string">
            <text:p>[ 'period' =&gt; 9, 'start' =&gt; '2018-11-11', 'end' =&gt; '2018-12-08' ],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EILING([.$J$3]*[.K36])" office:value-type="float" office:value="9" calcext:value-type="float">
            <text:p>9</text:p>
          </table:table-cell>
          <table:table-cell table:formula="of:=MOD([.K36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E36]+1" office:value-type="date" office:date-value="2018-12-09" calcext:value-type="date">
            <text:p>2018-12-09</text:p>
          </table:table-cell>
          <table:table-cell table:style-name="ce4" table:formula="of:=[.D37]+[.C37]-1" office:value-type="date" office:date-value="2019-01-05" calcext:value-type="date">
            <text:p>2019-01-05</text:p>
          </table:table-cell>
          <table:table-cell/>
          <table:table-cell table:formula="of:=COM.MICROSOFT.CONCAT(&quot;[ 'period' =&gt; &quot;; [.B37]; &quot;, 'start' =&gt; '&quot;; TEXT([.D37]; &quot;yyyy-mm-dd&quot;);&quot;', 'end' =&gt; '&quot;; TEXT([.E37]; &quot;yyyy-mm-dd&quot;); &quot;' ],&quot;)" office:value-type="string" office:string-value="[ 'period' =&gt; 10, 'start' =&gt; '2018-12-09', 'end' =&gt; '2019-01-05' ]," calcext:value-type="string">
            <text:p>[ 'period' =&gt; 10, 'start' =&gt; '2018-12-09', 'end' =&gt; '2019-01-05' ],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EILING([.$J$3]*[.K37])" office:value-type="float" office:value="9" calcext:value-type="float">
            <text:p>9</text:p>
          </table:table-cell>
          <table:table-cell table:formula="of:=MOD([.K37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E37]+1" office:value-type="date" office:date-value="2019-01-06" calcext:value-type="date">
            <text:p>2019-01-06</text:p>
          </table:table-cell>
          <table:table-cell table:style-name="ce4" table:formula="of:=[.D38]+[.C38]-1" office:value-type="date" office:date-value="2019-02-02" calcext:value-type="date">
            <text:p>2019-02-02</text:p>
          </table:table-cell>
          <table:table-cell/>
          <table:table-cell table:formula="of:=COM.MICROSOFT.CONCAT(&quot;[ 'period' =&gt; &quot;; [.B38]; &quot;, 'start' =&gt; '&quot;; TEXT([.D38]; &quot;yyyy-mm-dd&quot;);&quot;', 'end' =&gt; '&quot;; TEXT([.E38]; &quot;yyyy-mm-dd&quot;); &quot;' ],&quot;)" office:value-type="string" office:string-value="[ 'period' =&gt; 11, 'start' =&gt; '2019-01-06', 'end' =&gt; '2019-02-02' ]," calcext:value-type="string">
            <text:p>[ 'period' =&gt; 11, 'start' =&gt; '2019-01-06', 'end' =&gt; '2019-02-02' ],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EILING([.$J$3]*[.K38])" office:value-type="float" office:value="10" calcext:value-type="float">
            <text:p>10</text:p>
          </table:table-cell>
          <table:table-cell table:formula="of:=MOD([.K38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38]+1" office:value-type="date" office:date-value="2019-02-03" calcext:value-type="date">
            <text:p>2019-02-03</text:p>
          </table:table-cell>
          <table:table-cell table:style-name="ce4" table:formula="of:=[.D39]+[.C39]-1" office:value-type="date" office:date-value="2019-03-02" calcext:value-type="date">
            <text:p>2019-03-02</text:p>
          </table:table-cell>
          <table:table-cell/>
          <table:table-cell table:formula="of:=COM.MICROSOFT.CONCAT(&quot;[ 'period' =&gt; &quot;; [.B39]; &quot;, 'start' =&gt; '&quot;; TEXT([.D39]; &quot;yyyy-mm-dd&quot;);&quot;', 'end' =&gt; '&quot;; TEXT([.E39]; &quot;yyyy-mm-dd&quot;); &quot;' ],&quot;)" office:value-type="string" office:string-value="[ 'period' =&gt; 12, 'start' =&gt; '2019-02-03', 'end' =&gt; '2019-03-02' ]," calcext:value-type="string">
            <text:p>[ 'period' =&gt; 12, 'start' =&gt; '2019-02-03', 'end' =&gt; '2019-03-02' ],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EILING([.$J$3]*[.K39])" office:value-type="float" office:value="10" calcext:value-type="float">
            <text:p>10</text:p>
          </table:table-cell>
          <table:table-cell table:formula="of:=MOD([.K39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E39]+1" office:value-type="date" office:date-value="2019-03-03" calcext:value-type="date">
            <text:p>2019-03-03</text:p>
          </table:table-cell>
          <table:table-cell table:style-name="ce4" table:formula="of:=[.D40]+[.C40]-1" office:value-type="date" office:date-value="2019-03-31" calcext:value-type="date">
            <text:p>2019-03-31</text:p>
          </table:table-cell>
          <table:table-cell/>
          <table:table-cell table:formula="of:=COM.MICROSOFT.CONCAT(&quot;[ 'period' =&gt; &quot;; [.B40]; &quot;, 'start' =&gt; '&quot;; TEXT([.D40]; &quot;yyyy-mm-dd&quot;);&quot;', 'end' =&gt; '&quot;; TEXT([.E40]; &quot;yyyy-mm-dd&quot;); &quot;' ],&quot;)" office:value-type="string" office:string-value="[ 'period' =&gt; 13, 'start' =&gt; '2019-03-03', 'end' =&gt; '2019-03-31' ]," calcext:value-type="string">
            <text:p>[ 'period' =&gt; 13, 'start' =&gt; '2019-03-03', 'end' =&gt; '2019-03-31' ],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EILING([.$J$3]*[.K40])" office:value-type="float" office:value="10" calcext:value-type="float">
            <text:p>10</text:p>
          </table:table-cell>
          <table:table-cell table:formula="of:=MOD([.K40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E40]+1" office:value-type="date" office:date-value="2019-04-01" calcext:value-type="date">
            <text:p>2019-04-01</text:p>
          </table:table-cell>
          <table:table-cell table:style-name="ce4" table:formula="of:=[.D41]+[.C41]-1" office:value-type="date" office:date-value="2019-04-27" calcext:value-type="date">
            <text:p>2019-04-27</text:p>
          </table:table-cell>
          <table:table-cell/>
          <table:table-cell table:formula="of:=COM.MICROSOFT.CONCAT(&quot;[ 'period' =&gt; &quot;; [.B41]; &quot;, 'start' =&gt; '&quot;; TEXT([.D41]; &quot;yyyy-mm-dd&quot;);&quot;', 'end' =&gt; '&quot;; TEXT([.E41]; &quot;yyyy-mm-dd&quot;); &quot;' ],&quot;)" office:value-type="string" office:string-value="[ 'period' =&gt; 1, 'start' =&gt; '2019-04-01', 'end' =&gt; '2019-04-27' ]," calcext:value-type="string">
            <text:p>[ 'period' =&gt; 1, 'start' =&gt; '2019-04-01', 'end' =&gt; '2019-04-27' ],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EILING([.$J$3]*[.K41])" office:value-type="float" office:value="10" calcext:value-type="float">
            <text:p>10</text:p>
          </table:table-cell>
          <table:table-cell table:formula="of:=MOD([.K41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E41]+1" office:value-type="date" office:date-value="2019-04-28" calcext:value-type="date">
            <text:p>2019-04-28</text:p>
          </table:table-cell>
          <table:table-cell table:style-name="ce4" table:formula="of:=[.D42]+[.C42]-1" office:value-type="date" office:date-value="2019-05-25" calcext:value-type="date">
            <text:p>2019-05-25</text:p>
          </table:table-cell>
          <table:table-cell/>
          <table:table-cell table:formula="of:=COM.MICROSOFT.CONCAT(&quot;[ 'period' =&gt; &quot;; [.B42]; &quot;, 'start' =&gt; '&quot;; TEXT([.D42]; &quot;yyyy-mm-dd&quot;);&quot;', 'end' =&gt; '&quot;; TEXT([.E42]; &quot;yyyy-mm-dd&quot;); &quot;' ],&quot;)" office:value-type="string" office:string-value="[ 'period' =&gt; 2, 'start' =&gt; '2019-04-28', 'end' =&gt; '2019-05-25' ]," calcext:value-type="string">
            <text:p>[ 'period' =&gt; 2, 'start' =&gt; '2019-04-28', 'end' =&gt; '2019-05-25' ],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EILING([.$J$3]*[.K42])" office:value-type="float" office:value="11" calcext:value-type="float">
            <text:p>11</text:p>
          </table:table-cell>
          <table:table-cell table:formula="of:=MOD([.K42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E42]+1" office:value-type="date" office:date-value="2019-05-26" calcext:value-type="date">
            <text:p>2019-05-26</text:p>
          </table:table-cell>
          <table:table-cell table:style-name="ce4" table:formula="of:=[.D43]+[.C43]-1" office:value-type="date" office:date-value="2019-06-22" calcext:value-type="date">
            <text:p>2019-06-22</text:p>
          </table:table-cell>
          <table:table-cell/>
          <table:table-cell table:formula="of:=COM.MICROSOFT.CONCAT(&quot;[ 'period' =&gt; &quot;; [.B43]; &quot;, 'start' =&gt; '&quot;; TEXT([.D43]; &quot;yyyy-mm-dd&quot;);&quot;', 'end' =&gt; '&quot;; TEXT([.E43]; &quot;yyyy-mm-dd&quot;); &quot;' ],&quot;)" office:value-type="string" office:string-value="[ 'period' =&gt; 3, 'start' =&gt; '2019-05-26', 'end' =&gt; '2019-06-22' ]," calcext:value-type="string">
            <text:p>[ 'period' =&gt; 3, 'start' =&gt; '2019-05-26', 'end' =&gt; '2019-06-22' ],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CEILING([.$J$3]*[.K43])" office:value-type="float" office:value="11" calcext:value-type="float">
            <text:p>11</text:p>
          </table:table-cell>
          <table:table-cell table:formula="of:=MOD([.K43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43]+1" office:value-type="date" office:date-value="2019-06-23" calcext:value-type="date">
            <text:p>2019-06-23</text:p>
          </table:table-cell>
          <table:table-cell table:style-name="ce4" table:formula="of:=[.D44]+[.C44]-1" office:value-type="date" office:date-value="2019-07-20" calcext:value-type="date">
            <text:p>2019-07-20</text:p>
          </table:table-cell>
          <table:table-cell/>
          <table:table-cell table:formula="of:=COM.MICROSOFT.CONCAT(&quot;[ 'period' =&gt; &quot;; [.B44]; &quot;, 'start' =&gt; '&quot;; TEXT([.D44]; &quot;yyyy-mm-dd&quot;);&quot;', 'end' =&gt; '&quot;; TEXT([.E44]; &quot;yyyy-mm-dd&quot;); &quot;' ],&quot;)" office:value-type="string" office:string-value="[ 'period' =&gt; 4, 'start' =&gt; '2019-06-23', 'end' =&gt; '2019-07-20' ]," calcext:value-type="string">
            <text:p>[ 'period' =&gt; 4, 'start' =&gt; '2019-06-23', 'end' =&gt; '2019-07-20' ],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EILING([.$J$3]*[.K44])" office:value-type="float" office:value="11" calcext:value-type="float">
            <text:p>11</text:p>
          </table:table-cell>
          <table:table-cell table:formula="of:=MOD([.K44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E44]+1" office:value-type="date" office:date-value="2019-07-21" calcext:value-type="date">
            <text:p>2019-07-21</text:p>
          </table:table-cell>
          <table:table-cell table:style-name="ce4" table:formula="of:=[.D45]+[.C45]-1" office:value-type="date" office:date-value="2019-08-17" calcext:value-type="date">
            <text:p>2019-08-17</text:p>
          </table:table-cell>
          <table:table-cell/>
          <table:table-cell table:formula="of:=COM.MICROSOFT.CONCAT(&quot;[ 'period' =&gt; &quot;; [.B45]; &quot;, 'start' =&gt; '&quot;; TEXT([.D45]; &quot;yyyy-mm-dd&quot;);&quot;', 'end' =&gt; '&quot;; TEXT([.E45]; &quot;yyyy-mm-dd&quot;); &quot;' ],&quot;)" office:value-type="string" office:string-value="[ 'period' =&gt; 5, 'start' =&gt; '2019-07-21', 'end' =&gt; '2019-08-17' ]," calcext:value-type="string">
            <text:p>[ 'period' =&gt; 5, 'start' =&gt; '2019-07-21', 'end' =&gt; '2019-08-17' ],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EILING([.$J$3]*[.K45])" office:value-type="float" office:value="11" calcext:value-type="float">
            <text:p>11</text:p>
          </table:table-cell>
          <table:table-cell table:formula="of:=MOD([.K45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E45]+1" office:value-type="date" office:date-value="2019-08-18" calcext:value-type="date">
            <text:p>2019-08-18</text:p>
          </table:table-cell>
          <table:table-cell table:style-name="ce4" table:formula="of:=[.D46]+[.C46]-1" office:value-type="date" office:date-value="2019-09-14" calcext:value-type="date">
            <text:p>2019-09-14</text:p>
          </table:table-cell>
          <table:table-cell/>
          <table:table-cell table:formula="of:=COM.MICROSOFT.CONCAT(&quot;[ 'period' =&gt; &quot;; [.B46]; &quot;, 'start' =&gt; '&quot;; TEXT([.D46]; &quot;yyyy-mm-dd&quot;);&quot;', 'end' =&gt; '&quot;; TEXT([.E46]; &quot;yyyy-mm-dd&quot;); &quot;' ],&quot;)" office:value-type="string" office:string-value="[ 'period' =&gt; 6, 'start' =&gt; '2019-08-18', 'end' =&gt; '2019-09-14' ]," calcext:value-type="string">
            <text:p>[ 'period' =&gt; 6, 'start' =&gt; '2019-08-18', 'end' =&gt; '2019-09-14' ],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EILING([.$J$3]*[.K46])" office:value-type="float" office:value="12" calcext:value-type="float">
            <text:p>12</text:p>
          </table:table-cell>
          <table:table-cell table:formula="of:=MOD([.K46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E46]+1" office:value-type="date" office:date-value="2019-09-15" calcext:value-type="date">
            <text:p>2019-09-15</text:p>
          </table:table-cell>
          <table:table-cell table:style-name="ce4" table:formula="of:=[.D47]+[.C47]-1" office:value-type="date" office:date-value="2019-10-12" calcext:value-type="date">
            <text:p>2019-10-12</text:p>
          </table:table-cell>
          <table:table-cell/>
          <table:table-cell table:formula="of:=COM.MICROSOFT.CONCAT(&quot;[ 'period' =&gt; &quot;; [.B47]; &quot;, 'start' =&gt; '&quot;; TEXT([.D47]; &quot;yyyy-mm-dd&quot;);&quot;', 'end' =&gt; '&quot;; TEXT([.E47]; &quot;yyyy-mm-dd&quot;); &quot;' ],&quot;)" office:value-type="string" office:string-value="[ 'period' =&gt; 7, 'start' =&gt; '2019-09-15', 'end' =&gt; '2019-10-12' ]," calcext:value-type="string">
            <text:p>[ 'period' =&gt; 7, 'start' =&gt; '2019-09-15', 'end' =&gt; '2019-10-12' ],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EILING([.$J$3]*[.K47])" office:value-type="float" office:value="12" calcext:value-type="float">
            <text:p>12</text:p>
          </table:table-cell>
          <table:table-cell table:formula="of:=MOD([.K47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E47]+1" office:value-type="date" office:date-value="2019-10-13" calcext:value-type="date">
            <text:p>2019-10-13</text:p>
          </table:table-cell>
          <table:table-cell table:style-name="ce4" table:formula="of:=[.D48]+[.C48]-1" office:value-type="date" office:date-value="2019-11-09" calcext:value-type="date">
            <text:p>2019-11-09</text:p>
          </table:table-cell>
          <table:table-cell/>
          <table:table-cell table:formula="of:=COM.MICROSOFT.CONCAT(&quot;[ 'period' =&gt; &quot;; [.B48]; &quot;, 'start' =&gt; '&quot;; TEXT([.D48]; &quot;yyyy-mm-dd&quot;);&quot;', 'end' =&gt; '&quot;; TEXT([.E48]; &quot;yyyy-mm-dd&quot;); &quot;' ],&quot;)" office:value-type="string" office:string-value="[ 'period' =&gt; 8, 'start' =&gt; '2019-10-13', 'end' =&gt; '2019-11-09' ]," calcext:value-type="string">
            <text:p>[ 'period' =&gt; 8, 'start' =&gt; '2019-10-13', 'end' =&gt; '2019-11-09' ],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EILING([.$J$3]*[.K48])" office:value-type="float" office:value="12" calcext:value-type="float">
            <text:p>12</text:p>
          </table:table-cell>
          <table:table-cell table:formula="of:=MOD([.K48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E48]+1" office:value-type="date" office:date-value="2019-11-10" calcext:value-type="date">
            <text:p>2019-11-10</text:p>
          </table:table-cell>
          <table:table-cell table:style-name="ce4" table:formula="of:=[.D49]+[.C49]-1" office:value-type="date" office:date-value="2019-12-07" calcext:value-type="date">
            <text:p>2019-12-07</text:p>
          </table:table-cell>
          <table:table-cell/>
          <table:table-cell table:formula="of:=COM.MICROSOFT.CONCAT(&quot;[ 'period' =&gt; &quot;; [.B49]; &quot;, 'start' =&gt; '&quot;; TEXT([.D49]; &quot;yyyy-mm-dd&quot;);&quot;', 'end' =&gt; '&quot;; TEXT([.E49]; &quot;yyyy-mm-dd&quot;); &quot;' ],&quot;)" office:value-type="string" office:string-value="[ 'period' =&gt; 9, 'start' =&gt; '2019-11-10', 'end' =&gt; '2019-12-07' ]," calcext:value-type="string">
            <text:p>[ 'period' =&gt; 9, 'start' =&gt; '2019-11-10', 'end' =&gt; '2019-12-07' ],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EILING([.$J$3]*[.K49])" office:value-type="float" office:value="12" calcext:value-type="float">
            <text:p>12</text:p>
          </table:table-cell>
          <table:table-cell table:formula="of:=MOD([.K49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E49]+1" office:value-type="date" office:date-value="2019-12-08" calcext:value-type="date">
            <text:p>2019-12-08</text:p>
          </table:table-cell>
          <table:table-cell table:style-name="ce4" table:formula="of:=[.D50]+[.C50]-1" office:value-type="date" office:date-value="2020-01-04" calcext:value-type="date">
            <text:p>2020-01-04</text:p>
          </table:table-cell>
          <table:table-cell/>
          <table:table-cell table:formula="of:=COM.MICROSOFT.CONCAT(&quot;[ 'period' =&gt; &quot;; [.B50]; &quot;, 'start' =&gt; '&quot;; TEXT([.D50]; &quot;yyyy-mm-dd&quot;);&quot;', 'end' =&gt; '&quot;; TEXT([.E50]; &quot;yyyy-mm-dd&quot;); &quot;' ],&quot;)" office:value-type="string" office:string-value="[ 'period' =&gt; 10, 'start' =&gt; '2019-12-08', 'end' =&gt; '2020-01-04' ]," calcext:value-type="string">
            <text:p>[ 'period' =&gt; 10, 'start' =&gt; '2019-12-08', 'end' =&gt; '2020-01-04' ],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EILING([.$J$3]*[.K50])" office:value-type="float" office:value="13" calcext:value-type="float">
            <text:p>13</text:p>
          </table:table-cell>
          <table:table-cell table:formula="of:=MOD([.K50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E50]+1" office:value-type="date" office:date-value="2020-01-05" calcext:value-type="date">
            <text:p>2020-01-05</text:p>
          </table:table-cell>
          <table:table-cell table:style-name="ce4" table:formula="of:=[.D51]+[.C51]-1" office:value-type="date" office:date-value="2020-02-01" calcext:value-type="date">
            <text:p>2020-02-01</text:p>
          </table:table-cell>
          <table:table-cell/>
          <table:table-cell table:formula="of:=COM.MICROSOFT.CONCAT(&quot;[ 'period' =&gt; &quot;; [.B51]; &quot;, 'start' =&gt; '&quot;; TEXT([.D51]; &quot;yyyy-mm-dd&quot;);&quot;', 'end' =&gt; '&quot;; TEXT([.E51]; &quot;yyyy-mm-dd&quot;); &quot;' ],&quot;)" office:value-type="string" office:string-value="[ 'period' =&gt; 11, 'start' =&gt; '2020-01-05', 'end' =&gt; '2020-02-01' ]," calcext:value-type="string">
            <text:p>[ 'period' =&gt; 11, 'start' =&gt; '2020-01-05', 'end' =&gt; '2020-02-01' ],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EILING([.$J$3]*[.K51])" office:value-type="float" office:value="13" calcext:value-type="float">
            <text:p>13</text:p>
          </table:table-cell>
          <table:table-cell table:formula="of:=MOD([.K51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51]+1" office:value-type="date" office:date-value="2020-02-02" calcext:value-type="date">
            <text:p>2020-02-02</text:p>
          </table:table-cell>
          <table:table-cell table:style-name="ce4" table:formula="of:=[.D52]+[.C52]-1" office:value-type="date" office:date-value="2020-02-29" calcext:value-type="date">
            <text:p>2020-02-29</text:p>
          </table:table-cell>
          <table:table-cell/>
          <table:table-cell table:formula="of:=COM.MICROSOFT.CONCAT(&quot;[ 'period' =&gt; &quot;; [.B52]; &quot;, 'start' =&gt; '&quot;; TEXT([.D52]; &quot;yyyy-mm-dd&quot;);&quot;', 'end' =&gt; '&quot;; TEXT([.E52]; &quot;yyyy-mm-dd&quot;); &quot;' ],&quot;)" office:value-type="string" office:string-value="[ 'period' =&gt; 12, 'start' =&gt; '2020-02-02', 'end' =&gt; '2020-02-29' ]," calcext:value-type="string">
            <text:p>[ 'period' =&gt; 12, 'start' =&gt; '2020-02-02', 'end' =&gt; '2020-02-29' ],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EILING([.$J$3]*[.K52])" office:value-type="float" office:value="13" calcext:value-type="float">
            <text:p>13</text:p>
          </table:table-cell>
          <table:table-cell table:formula="of:=MOD([.K52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formula="of:=[.E52]+1" office:value-type="date" office:date-value="2020-03-01" calcext:value-type="date">
            <text:p>2020-03-01</text:p>
          </table:table-cell>
          <table:table-cell table:style-name="ce4" table:formula="of:=[.D53]+[.C53]-1" office:value-type="date" office:date-value="2020-03-31" calcext:value-type="date">
            <text:p>2020-03-31</text:p>
          </table:table-cell>
          <table:table-cell/>
          <table:table-cell table:formula="of:=COM.MICROSOFT.CONCAT(&quot;[ 'period' =&gt; &quot;; [.B53]; &quot;, 'start' =&gt; '&quot;; TEXT([.D53]; &quot;yyyy-mm-dd&quot;);&quot;', 'end' =&gt; '&quot;; TEXT([.E53]; &quot;yyyy-mm-dd&quot;); &quot;' ],&quot;)" office:value-type="string" office:string-value="[ 'period' =&gt; 13, 'start' =&gt; '2020-03-01', 'end' =&gt; '2020-03-31' ]," calcext:value-type="string">
            <text:p>[ 'period' =&gt; 13, 'start' =&gt; '2020-03-01', 'end' =&gt; '2020-03-31' ],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EILING([.$J$3]*[.K53])" office:value-type="float" office:value="13" calcext:value-type="float">
            <text:p>13</text:p>
          </table:table-cell>
          <table:table-cell table:formula="of:=MOD([.K53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53]+1" office:value-type="date" office:date-value="2020-04-01" calcext:value-type="date">
            <text:p>2020-04-01</text:p>
          </table:table-cell>
          <table:table-cell table:style-name="ce4" table:formula="of:=[.D54]+[.C54]-1" office:value-type="date" office:date-value="2020-05-02" calcext:value-type="date">
            <text:p>2020-05-02</text:p>
          </table:table-cell>
          <table:table-cell/>
          <table:table-cell table:formula="of:=COM.MICROSOFT.CONCAT(&quot;[ 'period' =&gt; &quot;; [.B54]; &quot;, 'start' =&gt; '&quot;; TEXT([.D54]; &quot;yyyy-mm-dd&quot;);&quot;', 'end' =&gt; '&quot;; TEXT([.E54]; &quot;yyyy-mm-dd&quot;); &quot;' ],&quot;)" office:value-type="string" office:string-value="[ 'period' =&gt; 1, 'start' =&gt; '2020-04-01', 'end' =&gt; '2020-05-02' ]," calcext:value-type="string">
            <text:p>[ 'period' =&gt; 1, 'start' =&gt; '2020-04-01', 'end' =&gt; '2020-05-02' ],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E54]+1" office:value-type="date" office:date-value="2020-05-03" calcext:value-type="date">
            <text:p>2020-05-03</text:p>
          </table:table-cell>
          <table:table-cell table:style-name="ce4" table:formula="of:=[.D55]+[.C55]-1" office:value-type="date" office:date-value="2020-05-30" calcext:value-type="date">
            <text:p>2020-05-30</text:p>
          </table:table-cell>
          <table:table-cell/>
          <table:table-cell table:formula="of:=COM.MICROSOFT.CONCAT(&quot;[ 'period' =&gt; &quot;; [.B55]; &quot;, 'start' =&gt; '&quot;; TEXT([.D55]; &quot;yyyy-mm-dd&quot;);&quot;', 'end' =&gt; '&quot;; TEXT([.E55]; &quot;yyyy-mm-dd&quot;); &quot;' ],&quot;)" office:value-type="string" office:string-value="[ 'period' =&gt; 2, 'start' =&gt; '2020-05-03', 'end' =&gt; '2020-05-30' ]," calcext:value-type="string">
            <text:p>[ 'period' =&gt; 2, 'start' =&gt; '2020-05-03', 'end' =&gt; '2020-05-30' ],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E55]+1" office:value-type="date" office:date-value="2020-05-31" calcext:value-type="date">
            <text:p>2020-05-31</text:p>
          </table:table-cell>
          <table:table-cell table:style-name="ce4" table:formula="of:=[.D56]+[.C56]-1" office:value-type="date" office:date-value="2020-06-27" calcext:value-type="date">
            <text:p>2020-06-27</text:p>
          </table:table-cell>
          <table:table-cell/>
          <table:table-cell table:formula="of:=COM.MICROSOFT.CONCAT(&quot;[ 'period' =&gt; &quot;; [.B56]; &quot;, 'start' =&gt; '&quot;; TEXT([.D56]; &quot;yyyy-mm-dd&quot;);&quot;', 'end' =&gt; '&quot;; TEXT([.E56]; &quot;yyyy-mm-dd&quot;); &quot;' ],&quot;)" office:value-type="string" office:string-value="[ 'period' =&gt; 3, 'start' =&gt; '2020-05-31', 'end' =&gt; '2020-06-27' ]," calcext:value-type="string">
            <text:p>[ 'period' =&gt; 3, 'start' =&gt; '2020-05-31', 'end' =&gt; '2020-06-27' ],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56]+1" office:value-type="date" office:date-value="2020-06-28" calcext:value-type="date">
            <text:p>2020-06-28</text:p>
          </table:table-cell>
          <table:table-cell table:style-name="ce4" table:formula="of:=[.D57]+[.C57]-1" office:value-type="date" office:date-value="2020-07-25" calcext:value-type="date">
            <text:p>2020-07-25</text:p>
          </table:table-cell>
          <table:table-cell/>
          <table:table-cell table:formula="of:=COM.MICROSOFT.CONCAT(&quot;[ 'period' =&gt; &quot;; [.B57]; &quot;, 'start' =&gt; '&quot;; TEXT([.D57]; &quot;yyyy-mm-dd&quot;);&quot;', 'end' =&gt; '&quot;; TEXT([.E57]; &quot;yyyy-mm-dd&quot;); &quot;' ],&quot;)" office:value-type="string" office:string-value="[ 'period' =&gt; 4, 'start' =&gt; '2020-06-28', 'end' =&gt; '2020-07-25' ]," calcext:value-type="string">
            <text:p>[ 'period' =&gt; 4, 'start' =&gt; '2020-06-28', 'end' =&gt; '2020-07-25' ],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E57]+1" office:value-type="date" office:date-value="2020-07-26" calcext:value-type="date">
            <text:p>2020-07-26</text:p>
          </table:table-cell>
          <table:table-cell table:style-name="ce4" table:formula="of:=[.D58]+[.C58]-1" office:value-type="date" office:date-value="2020-08-22" calcext:value-type="date">
            <text:p>2020-08-22</text:p>
          </table:table-cell>
          <table:table-cell/>
          <table:table-cell table:formula="of:=COM.MICROSOFT.CONCAT(&quot;[ 'period' =&gt; &quot;; [.B58]; &quot;, 'start' =&gt; '&quot;; TEXT([.D58]; &quot;yyyy-mm-dd&quot;);&quot;', 'end' =&gt; '&quot;; TEXT([.E58]; &quot;yyyy-mm-dd&quot;); &quot;' ],&quot;)" office:value-type="string" office:string-value="[ 'period' =&gt; 5, 'start' =&gt; '2020-07-26', 'end' =&gt; '2020-08-22' ]," calcext:value-type="string">
            <text:p>[ 'period' =&gt; 5, 'start' =&gt; '2020-07-26', 'end' =&gt; '2020-08-22' ],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E58]+1" office:value-type="date" office:date-value="2020-08-23" calcext:value-type="date">
            <text:p>2020-08-23</text:p>
          </table:table-cell>
          <table:table-cell table:style-name="ce4" table:formula="of:=[.D59]+[.C59]-1" office:value-type="date" office:date-value="2020-09-19" calcext:value-type="date">
            <text:p>2020-09-19</text:p>
          </table:table-cell>
          <table:table-cell/>
          <table:table-cell table:formula="of:=COM.MICROSOFT.CONCAT(&quot;[ 'period' =&gt; &quot;; [.B59]; &quot;, 'start' =&gt; '&quot;; TEXT([.D59]; &quot;yyyy-mm-dd&quot;);&quot;', 'end' =&gt; '&quot;; TEXT([.E59]; &quot;yyyy-mm-dd&quot;); &quot;' ],&quot;)" office:value-type="string" office:string-value="[ 'period' =&gt; 6, 'start' =&gt; '2020-08-23', 'end' =&gt; '2020-09-19' ]," calcext:value-type="string">
            <text:p>[ 'period' =&gt; 6, 'start' =&gt; '2020-08-23', 'end' =&gt; '2020-09-19' ],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E59]+1" office:value-type="date" office:date-value="2020-09-20" calcext:value-type="date">
            <text:p>2020-09-20</text:p>
          </table:table-cell>
          <table:table-cell table:style-name="ce4" table:formula="of:=[.D60]+[.C60]-1" office:value-type="date" office:date-value="2020-10-17" calcext:value-type="date">
            <text:p>2020-10-17</text:p>
          </table:table-cell>
          <table:table-cell/>
          <table:table-cell table:formula="of:=COM.MICROSOFT.CONCAT(&quot;[ 'period' =&gt; &quot;; [.B60]; &quot;, 'start' =&gt; '&quot;; TEXT([.D60]; &quot;yyyy-mm-dd&quot;);&quot;', 'end' =&gt; '&quot;; TEXT([.E60]; &quot;yyyy-mm-dd&quot;); &quot;' ],&quot;)" office:value-type="string" office:string-value="[ 'period' =&gt; 7, 'start' =&gt; '2020-09-20', 'end' =&gt; '2020-10-17' ]," calcext:value-type="string">
            <text:p>[ 'period' =&gt; 7, 'start' =&gt; '2020-09-20', 'end' =&gt; '2020-10-17' ],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E60]+1" office:value-type="date" office:date-value="2020-10-18" calcext:value-type="date">
            <text:p>2020-10-18</text:p>
          </table:table-cell>
          <table:table-cell table:style-name="ce4" table:formula="of:=[.D61]+[.C61]-1" office:value-type="date" office:date-value="2020-11-14" calcext:value-type="date">
            <text:p>2020-11-14</text:p>
          </table:table-cell>
          <table:table-cell/>
          <table:table-cell table:formula="of:=COM.MICROSOFT.CONCAT(&quot;[ 'period' =&gt; &quot;; [.B61]; &quot;, 'start' =&gt; '&quot;; TEXT([.D61]; &quot;yyyy-mm-dd&quot;);&quot;', 'end' =&gt; '&quot;; TEXT([.E61]; &quot;yyyy-mm-dd&quot;); &quot;' ],&quot;)" office:value-type="string" office:string-value="[ 'period' =&gt; 8, 'start' =&gt; '2020-10-18', 'end' =&gt; '2020-11-14' ]," calcext:value-type="string">
            <text:p>[ 'period' =&gt; 8, 'start' =&gt; '2020-10-18', 'end' =&gt; '2020-11-14' ],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E61]+1" office:value-type="date" office:date-value="2020-11-15" calcext:value-type="date">
            <text:p>2020-11-15</text:p>
          </table:table-cell>
          <table:table-cell table:style-name="ce4" table:formula="of:=[.D62]+[.C62]-1" office:value-type="date" office:date-value="2020-12-12" calcext:value-type="date">
            <text:p>2020-12-12</text:p>
          </table:table-cell>
          <table:table-cell/>
          <table:table-cell table:formula="of:=COM.MICROSOFT.CONCAT(&quot;[ 'period' =&gt; &quot;; [.B62]; &quot;, 'start' =&gt; '&quot;; TEXT([.D62]; &quot;yyyy-mm-dd&quot;);&quot;', 'end' =&gt; '&quot;; TEXT([.E62]; &quot;yyyy-mm-dd&quot;); &quot;' ],&quot;)" office:value-type="string" office:string-value="[ 'period' =&gt; 9, 'start' =&gt; '2020-11-15', 'end' =&gt; '2020-12-12' ]," calcext:value-type="string">
            <text:p>[ 'period' =&gt; 9, 'start' =&gt; '2020-11-15', 'end' =&gt; '2020-12-12' ],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E62]+1" office:value-type="date" office:date-value="2020-12-13" calcext:value-type="date">
            <text:p>2020-12-13</text:p>
          </table:table-cell>
          <table:table-cell table:style-name="ce4" table:formula="of:=[.D63]+[.C63]-1" office:value-type="date" office:date-value="2021-01-09" calcext:value-type="date">
            <text:p>2021-01-09</text:p>
          </table:table-cell>
          <table:table-cell/>
          <table:table-cell table:formula="of:=COM.MICROSOFT.CONCAT(&quot;[ 'period' =&gt; &quot;; [.B63]; &quot;, 'start' =&gt; '&quot;; TEXT([.D63]; &quot;yyyy-mm-dd&quot;);&quot;', 'end' =&gt; '&quot;; TEXT([.E63]; &quot;yyyy-mm-dd&quot;); &quot;' ],&quot;)" office:value-type="string" office:string-value="[ 'period' =&gt; 10, 'start' =&gt; '2020-12-13', 'end' =&gt; '2021-01-09' ]," calcext:value-type="string">
            <text:p>[ 'period' =&gt; 10, 'start' =&gt; '2020-12-13', 'end' =&gt; '2021-01-09' ],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E63]+1" office:value-type="date" office:date-value="2021-01-10" calcext:value-type="date">
            <text:p>2021-01-10</text:p>
          </table:table-cell>
          <table:table-cell table:style-name="ce4" table:formula="of:=[.D64]+[.C64]-1" office:value-type="date" office:date-value="2021-02-06" calcext:value-type="date">
            <text:p>2021-02-06</text:p>
          </table:table-cell>
          <table:table-cell/>
          <table:table-cell table:formula="of:=COM.MICROSOFT.CONCAT(&quot;[ 'period' =&gt; &quot;; [.B64]; &quot;, 'start' =&gt; '&quot;; TEXT([.D64]; &quot;yyyy-mm-dd&quot;);&quot;', 'end' =&gt; '&quot;; TEXT([.E64]; &quot;yyyy-mm-dd&quot;); &quot;' ],&quot;)" office:value-type="string" office:string-value="[ 'period' =&gt; 11, 'start' =&gt; '2021-01-10', 'end' =&gt; '2021-02-06' ]," calcext:value-type="string">
            <text:p>[ 'period' =&gt; 11, 'start' =&gt; '2021-01-10', 'end' =&gt; '2021-02-06' ],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64]+1" office:value-type="date" office:date-value="2021-02-07" calcext:value-type="date">
            <text:p>2021-02-07</text:p>
          </table:table-cell>
          <table:table-cell table:style-name="ce4" table:formula="of:=[.D65]+[.C65]-1" office:value-type="date" office:date-value="2021-03-06" calcext:value-type="date">
            <text:p>2021-03-06</text:p>
          </table:table-cell>
          <table:table-cell/>
          <table:table-cell table:formula="of:=COM.MICROSOFT.CONCAT(&quot;[ 'period' =&gt; &quot;; [.B65]; &quot;, 'start' =&gt; '&quot;; TEXT([.D65]; &quot;yyyy-mm-dd&quot;);&quot;', 'end' =&gt; '&quot;; TEXT([.E65]; &quot;yyyy-mm-dd&quot;); &quot;' ],&quot;)" office:value-type="string" office:string-value="[ 'period' =&gt; 12, 'start' =&gt; '2021-02-07', 'end' =&gt; '2021-03-06' ]," calcext:value-type="string">
            <text:p>[ 'period' =&gt; 12, 'start' =&gt; '2021-02-07', 'end' =&gt; '2021-03-06' ],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[.E65]+1" office:value-type="date" office:date-value="2021-03-07" calcext:value-type="date">
            <text:p>2021-03-07</text:p>
          </table:table-cell>
          <table:table-cell table:style-name="ce4" table:formula="of:=[.D66]+[.C66]-1" office:value-type="date" office:date-value="2021-03-31" calcext:value-type="date">
            <text:p>2021-03-31</text:p>
          </table:table-cell>
          <table:table-cell/>
          <table:table-cell table:formula="of:=COM.MICROSOFT.CONCAT(&quot;[ 'period' =&gt; &quot;; [.B66]; &quot;, 'start' =&gt; '&quot;; TEXT([.D66]; &quot;yyyy-mm-dd&quot;);&quot;', 'end' =&gt; '&quot;; TEXT([.E66]; &quot;yyyy-mm-dd&quot;); &quot;' ],&quot;)" office:value-type="string" office:string-value="[ 'period' =&gt; 13, 'start' =&gt; '2021-03-07', 'end' =&gt; '2021-03-31' ]," calcext:value-type="string">
            <text:p>[ 'period' =&gt; 13, 'start' =&gt; '2021-03-07', 'end' =&gt; '2021-03-31' ],</text:p>
          </table:table-cell>
          <table:table-cell table:number-columns-repeated="6"/>
        </table:table-row>
        <table:table-row table:style-name="ro1" table:number-rows-repeated="104850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9:41:10.659552523</meta:creation-date>
    <dc:date>2019-12-18T15:34:39.541908359</dc:date>
    <meta:editing-duration>PT20M56S</meta:editing-duration>
    <meta:editing-cycles>3</meta:editing-cycles>
    <meta:generator>LibreOffice/6.0.7.3$Linux_X86_64 LibreOffice_project/00m0$Build-3</meta:generator>
    <meta:document-statistic meta:table-count="2" meta:cell-count="864" meta:object-count="0"/>
  </office:meta>
</office:document-meta>
</file>